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pdf" manifest:full-path="Pictures/102.pdf"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P1" style:family="paragraph" style:parent-style-name="Text_20_body" style:list-style-name="L1">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A1" style:family="table-cell">
      <style:table-cell-properties fo:border="none"/>
    </style:style>
  </office:automatic-styles>
  <office:body>
    <office:text>
      <text:h text:style-name="Heading_20_2" text:outline-level="2">3.2 Error propagation</text:h>
      <text:p text:style-name="First_20_paragraph">There are two approaches to propagating the age uncertainties in <text:span text:style-name="T1">40</text:span>Ar/<text:span text:style-name="T1">39</text:span>Ar geochronology. The first is to explicitly calculate the errors for each analysis separately. The second is to process multiple analyses together by matrix algebra. Although the first approach is the most common one, the second one is actually more practical and offers significant advantages for higher order data processing steps (Section 3.3).<text:line-break/><text:span text:style-name="T2">Separate error propagation</text:span><text:line-break/>Let <draw:frame text:anchor-type="as-char" style:vertical-pos="middle" style:vertical-rel="text"><draw:object xlink:href="Formula-0/" xlink:type="simple" xlink:show="embed" xlink:actuate="onLoad"/></draw:frame> be one of <draw:frame text:anchor-type="as-char" style:vertical-pos="middle" style:vertical-rel="text"><draw:object xlink:href="Formula-1/" xlink:type="simple" xlink:show="embed" xlink:actuate="onLoad"/></draw:frame> (i.e. <draw:frame text:anchor-type="as-char" style:vertical-pos="middle" style:vertical-rel="text"><draw:object xlink:href="Formula-2/" xlink:type="simple" xlink:show="embed" xlink:actuate="onLoad"/></draw:frame>) <text:span text:style-name="T1">40</text:span>Ar/<text:span text:style-name="T1">39</text:span>Ar age estimates:</text:p>
      <text:p text:style-name="Text_20_body"><draw:frame text:anchor-type="paragraph" style:vertical-pos="middle" style:vertical-rel="text"><draw:object xlink:href="Formula-3/" xlink:type="simple" xlink:show="embed" xlink:actuate="onLoad"/></draw:frame></text:p>
      <text:p text:style-name="Text_20_body">where <draw:frame text:anchor-type="as-char" style:vertical-pos="middle" style:vertical-rel="text"><draw:object xlink:href="Formula-4/" xlink:type="simple" xlink:show="embed" xlink:actuate="onLoad"/></draw:frame> is the irradiation constant, <draw:frame text:anchor-type="as-char" style:vertical-pos="middle" style:vertical-rel="text"><draw:object xlink:href="Formula-5/" xlink:type="simple" xlink:show="embed" xlink:actuate="onLoad"/></draw:frame> is the <text:span text:style-name="T1">40</text:span>Ar/<text:span text:style-name="T1">39</text:span>Ar-ratio and <draw:frame text:anchor-type="as-char" style:vertical-pos="middle" style:vertical-rel="text"><draw:object xlink:href="Formula-6/" xlink:type="simple" xlink:show="embed" xlink:actuate="onLoad"/></draw:frame> is the <text:span text:style-name="T1">40</text:span>K decay constant. Then the uncertainty (standard error) of <draw:frame text:anchor-type="as-char" style:vertical-pos="middle" style:vertical-rel="text"><draw:object xlink:href="Formula-7/" xlink:type="simple" xlink:show="embed" xlink:actuate="onLoad"/></draw:frame> can be estimated as (McDougall and Harrison 1999):</text:p>
      <text:p text:style-name="Text_20_body"><draw:frame text:anchor-type="paragraph" style:vertical-pos="middle" style:vertical-rel="text"><draw:object xlink:href="Formula-8/" xlink:type="simple" xlink:show="embed" xlink:actuate="onLoad"/></draw:frame></text:p>
      <text:p text:style-name="Text_20_body">Equation <text:a xlink:type="simple" xlink:href="#eq:sti" office:name=""><text:span text:style-name="Definition">2</text:span></text:a> assumes that the uncertainties of <draw:frame text:anchor-type="as-char" style:vertical-pos="middle" style:vertical-rel="text"><draw:object xlink:href="Formula-9/" xlink:type="simple" xlink:show="embed" xlink:actuate="onLoad"/></draw:frame> and <draw:frame text:anchor-type="as-char" style:vertical-pos="middle" style:vertical-rel="text"><draw:object xlink:href="Formula-10/" xlink:type="simple" xlink:show="embed" xlink:actuate="onLoad"/></draw:frame> (i.e., <draw:frame text:anchor-type="as-char" style:vertical-pos="middle" style:vertical-rel="text"><draw:object xlink:href="Formula-11/" xlink:type="simple" xlink:show="embed" xlink:actuate="onLoad"/></draw:frame> and <draw:frame text:anchor-type="as-char" style:vertical-pos="middle" style:vertical-rel="text"><draw:object xlink:href="Formula-12/" xlink:type="simple" xlink:show="embed" xlink:actuate="onLoad"/></draw:frame>) are <text:span text:style-name="T3">independent</text:span> of each other, and that the decay constant is known with zero uncertainty. In reality, neither of these assumptions is correct (Vermeesch 2015). But for the purpose of this paper, we will assume that this makes little difference.<text:line-break/><text:span text:style-name="T2">Joint error propagation</text:span><text:line-break/>In an alternative approach, we can also propagate the uncertainties of all the <draw:frame text:anchor-type="as-char" style:vertical-pos="middle" style:vertical-rel="text"><draw:object xlink:href="Formula-13/" xlink:type="simple" xlink:show="embed" xlink:actuate="onLoad"/></draw:frame>s together, forming a <text:span text:style-name="T3">covariance matrix</text:span> <draw:frame text:anchor-type="as-char" style:vertical-pos="middle" style:vertical-rel="text"><draw:object xlink:href="Formula-14/" xlink:type="simple" xlink:show="embed" xlink:actuate="onLoad"/></draw:frame>:</text:p>
      <text:p text:style-name="Text_20_body"><draw:frame text:anchor-type="paragraph" style:vertical-pos="middle" style:vertical-rel="text"><draw:object xlink:href="Formula-15/" xlink:type="simple" xlink:show="embed" xlink:actuate="onLoad"/></draw:frame></text:p>
      <text:p text:style-name="Text_20_body">where <draw:frame text:anchor-type="as-char" style:vertical-pos="middle" style:vertical-rel="text"><draw:object xlink:href="Formula-16/" xlink:type="simple" xlink:show="embed" xlink:actuate="onLoad"/></draw:frame> is the covariance matrix of the <text:span text:style-name="T1">40</text:span>Ar/<text:span text:style-name="T1">39</text:span>Ar-ratios and the irradiation constant:</text:p>
      <text:p text:style-name="Text_20_body"><draw:frame text:anchor-type="paragraph" style:vertical-pos="middle" style:vertical-rel="text"><draw:object xlink:href="Formula-17/" xlink:type="simple" xlink:show="embed" xlink:actuate="onLoad"/></draw:frame></text:p>
      <text:p text:style-name="Text_20_body">where the zero values mean that the uncertainties of <draw:frame text:anchor-type="as-char" style:vertical-pos="middle" style:vertical-rel="text"><draw:object xlink:href="Formula-18/" xlink:type="simple" xlink:show="embed" xlink:actuate="onLoad"/></draw:frame> and <draw:frame text:anchor-type="as-char" style:vertical-pos="middle" style:vertical-rel="text"><draw:object xlink:href="Formula-19/" xlink:type="simple" xlink:show="embed" xlink:actuate="onLoad"/></draw:frame> are uncorrelated. This assumption is, of course, not correct in the general case. But we are making it here for the sake of consistency with the previous paragraph. <draw:frame text:anchor-type="as-char" style:vertical-pos="middle" style:vertical-rel="text"><draw:object xlink:href="Formula-20/" xlink:type="simple" xlink:show="embed" xlink:actuate="onLoad"/></draw:frame> is the Jacobian matrix (and <draw:frame text:anchor-type="as-char" style:vertical-pos="middle" style:vertical-rel="text"><draw:object xlink:href="Formula-21/" xlink:type="simple" xlink:show="embed" xlink:actuate="onLoad"/></draw:frame> its transpose) of partial derivatives of Equation <text:a xlink:type="simple" xlink:href="#eq:ti" office:name=""><text:span text:style-name="Definition">1</text:span></text:a> w.r.t. <draw:frame text:anchor-type="as-char" style:vertical-pos="middle" style:vertical-rel="text"><draw:object xlink:href="Formula-22/" xlink:type="simple" xlink:show="embed" xlink:actuate="onLoad"/></draw:frame> and <draw:frame text:anchor-type="as-char" style:vertical-pos="middle" style:vertical-rel="text"><draw:object xlink:href="Formula-23/" xlink:type="simple" xlink:show="embed" xlink:actuate="onLoad"/></draw:frame>:</text:p>
      <text:p text:style-name="Text_20_body"><draw:frame text:anchor-type="paragraph" style:vertical-pos="middle" style:vertical-rel="text"><draw:object xlink:href="Formula-24/" xlink:type="simple" xlink:show="embed" xlink:actuate="onLoad"/></draw:frame></text:p>
      <text:p text:style-name="Text_20_body">Even though the off-diagonal terms of <draw:frame text:anchor-type="as-char" style:vertical-pos="middle" style:vertical-rel="text"><draw:object xlink:href="Formula-25/" xlink:type="simple" xlink:show="embed" xlink:actuate="onLoad"/></draw:frame> are zero, those of <draw:frame text:anchor-type="as-char" style:vertical-pos="middle" style:vertical-rel="text"><draw:object xlink:href="Formula-26/" xlink:type="simple" xlink:show="embed" xlink:actuate="onLoad"/></draw:frame> generally are not. In other words, the uncertainties of the different age estimates <draw:frame text:anchor-type="as-char" style:vertical-pos="middle" style:vertical-rel="text"><draw:object xlink:href="Formula-27/" xlink:type="simple" xlink:show="embed" xlink:actuate="onLoad"/></draw:frame> are correlated with each other. This is important if we want to further process those estimates to calculate a weighted average, say.</text:p>
      <text:h text:style-name="Heading_20_2" text:outline-level="2">3.3 Random vs. systematic uncertainties</text:h>
      <text:p text:style-name="First_20_paragraph">Equation <text:a xlink:type="simple" xlink:href="#eq:sti" office:name=""><text:span text:style-name="Definition">2</text:span></text:a> contains two sources of analytical uncertainty:</text:p>
      <text:list text:style-name="L1">
        <text:list-item>
          <text:p text:style-name="P1"><draw:frame text:anchor-type="as-char" style:vertical-pos="middle" style:vertical-rel="text"><draw:object xlink:href="Formula-28/" xlink:type="simple" xlink:show="embed" xlink:actuate="onLoad"/></draw:frame> is a <text:span text:style-name="T3">random</text:span> error, which differs for each <draw:frame text:anchor-type="as-char" style:vertical-pos="middle" style:vertical-rel="text"><draw:object xlink:href="Formula-29/" xlink:type="simple" xlink:show="embed" xlink:actuate="onLoad"/></draw:frame>.</text:p>
        </text:list-item>
        <text:list-item>
          <text:p text:style-name="P1"><draw:frame text:anchor-type="as-char" style:vertical-pos="middle" style:vertical-rel="text"><draw:object xlink:href="Formula-30/" xlink:type="simple" xlink:show="embed" xlink:actuate="onLoad"/></draw:frame> is a <text:span text:style-name="T3">systematic</text:span> error, which is the same for all <draw:frame text:anchor-type="as-char" style:vertical-pos="middle" style:vertical-rel="text"><draw:object xlink:href="Formula-31/" xlink:type="simple" xlink:show="embed" xlink:actuate="onLoad"/></draw:frame>.</text:p>
        </text:list-item>
      </text:list>
      <text:p text:style-name="First_20_paragraph">The random (or ‘internal’) uncertainties can be reduced to arbitrarily low levels by simply increasing the number of aliquots (<draw:frame text:anchor-type="as-char" style:vertical-pos="middle" style:vertical-rel="text"><draw:object xlink:href="Formula-32/" xlink:type="simple" xlink:show="embed" xlink:actuate="onLoad"/></draw:frame>). Their effect on the standard error of the mean scales with <draw:frame text:anchor-type="as-char" style:vertical-pos="middle" style:vertical-rel="text"><draw:object xlink:href="Formula-33/" xlink:type="simple" xlink:show="embed" xlink:actuate="onLoad"/></draw:frame>. In contrast, the systematic (or ‘external’) uncertainties cannot be reduced. They impose a hard lower limit on the precision of the weighted mean.<text:line-break/>There are two different but equivalent ways to address the difference between these two types of analytical uncertainty. Hierarchical error propagation (Renne et al. 1998; Min et al. 2000) processes the random uncertainties first, and only then adds the systematic uncertainties. In an alternative approach, the random and systematic sources of uncertainty can also be processed jointly, using matrix algebra. Let us illustrate these two approaches by calculating the weighted mean of <draw:frame text:anchor-type="as-char" style:vertical-pos="middle" style:vertical-rel="text"><draw:object xlink:href="Formula-34/" xlink:type="simple" xlink:show="embed" xlink:actuate="onLoad"/></draw:frame> single grain age estimates.<text:line-break/><text:span text:style-name="T2">Hierarchical error propagation</text:span><text:line-break/>We first calculate the variance-weighted mean <text:span text:style-name="T1">40</text:span>Ar/<text:span text:style-name="T1">39</text:span>Ar-ratio <draw:frame text:anchor-type="as-char" style:vertical-pos="middle" style:vertical-rel="text"><draw:object xlink:href="Formula-35/" xlink:type="simple" xlink:show="embed" xlink:actuate="onLoad"/></draw:frame>:</text:p>
      <text:p text:style-name="Text_20_body"><draw:frame text:anchor-type="paragraph" style:vertical-pos="middle" style:vertical-rel="text"><draw:object xlink:href="Formula-36/" xlink:type="simple" xlink:show="embed" xlink:actuate="onLoad"/></draw:frame></text:p>
      <text:p text:style-name="Text_20_body">and its standard error:</text:p>
      <text:p text:style-name="Text_20_body"><draw:frame text:anchor-type="paragraph" style:vertical-pos="middle" style:vertical-rel="text"><draw:object xlink:href="Formula-37/" xlink:type="simple" xlink:show="embed" xlink:actuate="onLoad"/></draw:frame></text:p>
      <text:p text:style-name="Text_20_body">Then, we use Equations <text:a xlink:type="simple" xlink:href="#eq:ti" office:name=""><text:span text:style-name="Definition">1</text:span></text:a> and <text:a xlink:type="simple" xlink:href="#eq:sti" office:name=""><text:span text:style-name="Definition">2</text:span></text:a> to calculate the weighted mean age and its uncertainty:</text:p>
      <text:p text:style-name="Text_20_body"><draw:frame text:anchor-type="paragraph" style:vertical-pos="middle" style:vertical-rel="text"><draw:object xlink:href="Formula-38/" xlink:type="simple" xlink:show="embed" xlink:actuate="onLoad"/></draw:frame></text:p>
      <text:p text:style-name="Text_20_body">and</text:p>
      <text:p text:style-name="Text_20_body"><draw:frame text:anchor-type="paragraph" style:vertical-pos="middle" style:vertical-rel="text"><draw:object xlink:href="Formula-39/" xlink:type="simple" xlink:show="embed" xlink:actuate="onLoad"/></draw:frame></text:p>
      <text:p text:style-name="Text_20_body"><text:span text:style-name="T2">Joint error propagation</text:span><text:line-break/>Instead of the two-step procedure of the previous paragraph, the weighted mean age and its uncertainty can also be obtained in one step.</text:p>
      <text:p text:style-name="Text_20_body"><draw:frame text:anchor-type="paragraph" style:vertical-pos="middle" style:vertical-rel="text"><draw:object xlink:href="Formula-40/" xlink:type="simple" xlink:show="embed" xlink:actuate="onLoad"/></draw:frame></text:p>
      <text:p text:style-name="Text_20_body">where <draw:frame text:anchor-type="as-char" style:vertical-pos="middle" style:vertical-rel="text"><draw:object xlink:href="Formula-41/" xlink:type="simple" xlink:show="embed" xlink:actuate="onLoad"/></draw:frame> is a row vector with the <draw:frame text:anchor-type="as-char" style:vertical-pos="middle" style:vertical-rel="text"><draw:object xlink:href="Formula-42/" xlink:type="simple" xlink:show="embed" xlink:actuate="onLoad"/></draw:frame> individual age estimates <draw:frame text:anchor-type="as-char" style:vertical-pos="middle" style:vertical-rel="text"><draw:object xlink:href="Formula-43/" xlink:type="simple" xlink:show="embed" xlink:actuate="onLoad"/></draw:frame>, <draw:frame text:anchor-type="as-char" style:vertical-pos="middle" style:vertical-rel="text"><draw:object xlink:href="Formula-44/" xlink:type="simple" xlink:show="embed" xlink:actuate="onLoad"/></draw:frame> is a column vector of <draw:frame text:anchor-type="as-char" style:vertical-pos="middle" style:vertical-rel="text"><draw:object xlink:href="Formula-45/" xlink:type="simple" xlink:show="embed" xlink:actuate="onLoad"/></draw:frame> ones, <draw:frame text:anchor-type="as-char" style:vertical-pos="middle" style:vertical-rel="text"><draw:object xlink:href="Formula-46/" xlink:type="simple" xlink:show="embed" xlink:actuate="onLoad"/></draw:frame> is the inverse of the covariance matrix (calculated using Equation <text:a xlink:type="simple" xlink:href="#eq:Sigmat" office:name=""><text:span text:style-name="Definition">3</text:span></text:a>), and <draw:frame text:anchor-type="as-char" style:vertical-pos="middle" style:vertical-rel="text"><draw:object xlink:href="Formula-47/" xlink:type="simple" xlink:show="embed" xlink:actuate="onLoad"/></draw:frame> is given by</text:p>
      <text:p text:style-name="Text_20_body"><draw:frame text:anchor-type="paragraph" style:vertical-pos="middle" style:vertical-rel="text"><draw:object xlink:href="Formula-48/" xlink:type="simple" xlink:show="embed" xlink:actuate="onLoad"/></draw:frame></text:p>
      <text:h text:style-name="Heading_20_2" text:outline-level="2">3.4 Dispersion</text:h>
      <text:p text:style-name="First_20_paragraph">The degree to which the analytical uncertainties account for the observed scatter between multiple measurements from the same sample may be assessed by means of the Mean Square of the Weighted Deviates (<draw:frame text:anchor-type="as-char" style:vertical-pos="middle" style:vertical-rel="text"><draw:object xlink:href="Formula-50/" xlink:type="simple" xlink:show="embed" xlink:actuate="onLoad"/></draw:frame>, McIntyre et al. 1966), which is also known as the ‘reduced Chi-square statistic’ outside of geochronology.<text:line-break/><text:span text:style-name="T2">Hierarchical error propagation</text:span><text:line-break/>In the context of the weighted mean age, the <draw:frame text:anchor-type="as-char" style:vertical-pos="middle" style:vertical-rel="text"><draw:object xlink:href="Formula-51/" xlink:type="simple" xlink:show="embed" xlink:actuate="onLoad"/></draw:frame> of <draw:frame text:anchor-type="as-char" style:vertical-pos="middle" style:vertical-rel="text"><draw:object xlink:href="Formula-52/" xlink:type="simple" xlink:show="embed" xlink:actuate="onLoad"/></draw:frame> age estimates is given by:</text:p>
      <text:p text:style-name="Text_20_body"><draw:frame text:anchor-type="paragraph" style:vertical-pos="middle" style:vertical-rel="text"><draw:object xlink:href="Formula-53/" xlink:type="simple" xlink:show="embed" xlink:actuate="onLoad"/></draw:frame></text:p>
      <text:p text:style-name="Text_20_body">If the analytical uncertainties <draw:frame text:anchor-type="as-char" style:vertical-pos="middle" style:vertical-rel="text"><draw:object xlink:href="Formula-54/" xlink:type="simple" xlink:show="embed" xlink:actuate="onLoad"/></draw:frame> are the only source of scatter between the <draw:frame text:anchor-type="as-char" style:vertical-pos="middle" style:vertical-rel="text"><draw:object xlink:href="Formula-55/" xlink:type="simple" xlink:show="embed" xlink:actuate="onLoad"/></draw:frame> aliquots, then <draw:frame text:anchor-type="as-char" style:vertical-pos="middle" style:vertical-rel="text"><draw:object xlink:href="Formula-56/" xlink:type="simple" xlink:show="embed" xlink:actuate="onLoad"/></draw:frame>.<text:line-break/><draw:frame text:anchor-type="as-char" style:vertical-pos="middle" style:vertical-rel="text"><draw:object xlink:href="Formula-57/" xlink:type="simple" xlink:show="embed" xlink:actuate="onLoad"/></draw:frame>-values that are considerably greater than one indicate that there is some excess scatter in the data, which cannot be explained by the analytical uncertainties alone. This usually reflects the presence of some geological <text:span text:style-name="T3">dispersion</text:span>. Possible causes of such dispersion may be the protracted crystallisation history of a sample, variable degrees of inheritance, or partial loss of radiogenic <text:span text:style-name="T1">40</text:span>Ar by thermally activated volume diffusion.<text:line-break/><draw:frame text:anchor-type="as-char" style:vertical-pos="middle" style:vertical-rel="text"><draw:object xlink:href="Formula-58/" xlink:type="simple" xlink:show="embed" xlink:actuate="onLoad"/></draw:frame>-values that are close to zero indicate that the analytical uncertainties have not been propagated correctly. In practice, this often reflects the presence of undetected error correlations. For example, if we were to apply Equation <text:a xlink:type="simple" xlink:href="#eq:MSWD" office:name=""><text:span text:style-name="Definition">11</text:span></text:a> to the actual ages estimates (<draw:frame text:anchor-type="as-char" style:vertical-pos="middle" style:vertical-rel="text"><draw:object xlink:href="Formula-59/" xlink:type="simple" xlink:show="embed" xlink:actuate="onLoad"/></draw:frame>) instead of the <text:span text:style-name="T1">40</text:span>Ar/<text:span text:style-name="T1">39</text:span>Ar-ratios, then that would lower the <draw:frame text:anchor-type="as-char" style:vertical-pos="middle" style:vertical-rel="text"><draw:object xlink:href="Formula-60/" xlink:type="simple" xlink:show="embed" xlink:actuate="onLoad"/></draw:frame>-value. This is because the uncertainty of the irradiation constant <draw:frame text:anchor-type="as-char" style:vertical-pos="middle" style:vertical-rel="text"><draw:object xlink:href="Formula-61/" xlink:type="simple" xlink:show="embed" xlink:actuate="onLoad"/></draw:frame> is shared by all the <draw:frame text:anchor-type="as-char" style:vertical-pos="middle" style:vertical-rel="text"><draw:object xlink:href="Formula-62/" xlink:type="simple" xlink:show="embed" xlink:actuate="onLoad"/></draw:frame> age estimates, and this is not accounted for by Equation <text:a xlink:type="simple" xlink:href="#eq:MSWD" office:name=""><text:span text:style-name="Definition">11</text:span></text:a>.<text:line-break/><text:span text:style-name="T2">Joint error propagation</text:span><text:line-break/>In contrast with Equation <text:a xlink:type="simple" xlink:href="#eq:MSWD" office:name=""><text:span text:style-name="Definition">11</text:span></text:a>, the matrix definition of the <draw:frame text:anchor-type="as-char" style:vertical-pos="middle" style:vertical-rel="text"><draw:object xlink:href="Formula-63/" xlink:type="simple" xlink:show="embed" xlink:actuate="onLoad"/></draw:frame> can use either the <text:span text:style-name="T1">40</text:span>Ar/<text:span text:style-name="T1">39</text:span>Ar or the actual age estimates:</text:p>
      <text:p text:style-name="Text_20_body"><draw:frame text:anchor-type="paragraph" style:vertical-pos="middle" style:vertical-rel="text"><draw:object xlink:href="Formula-64/" xlink:type="simple" xlink:show="embed" xlink:actuate="onLoad"/></draw:frame></text:p>
      <text:p text:style-name="Text_20_body">So the same <draw:frame text:anchor-type="as-char" style:vertical-pos="middle" style:vertical-rel="text"><draw:object xlink:href="Formula-65/" xlink:type="simple" xlink:show="embed" xlink:actuate="onLoad"/></draw:frame>-value is obtained if <draw:frame text:anchor-type="as-char" style:vertical-pos="middle" style:vertical-rel="text"><draw:object xlink:href="Formula-66/" xlink:type="simple" xlink:show="embed" xlink:actuate="onLoad"/></draw:frame> is replaced with <draw:frame text:anchor-type="as-char" style:vertical-pos="middle" style:vertical-rel="text"><draw:object xlink:href="Formula-67/" xlink:type="simple" xlink:show="embed" xlink:actuate="onLoad"/></draw:frame>, <draw:frame text:anchor-type="as-char" style:vertical-pos="middle" style:vertical-rel="text"><draw:object xlink:href="Formula-68/" xlink:type="simple" xlink:show="embed" xlink:actuate="onLoad"/></draw:frame> with <draw:frame text:anchor-type="as-char" style:vertical-pos="middle" style:vertical-rel="text"><draw:object xlink:href="Formula-69/" xlink:type="simple" xlink:show="embed" xlink:actuate="onLoad"/></draw:frame>, and <draw:frame text:anchor-type="as-char" style:vertical-pos="middle" style:vertical-rel="text"><draw:object xlink:href="Formula-70/" xlink:type="simple" xlink:show="embed" xlink:actuate="onLoad"/></draw:frame> with <draw:frame text:anchor-type="as-char" style:vertical-pos="middle" style:vertical-rel="text"><draw:object xlink:href="Formula-71/" xlink:type="simple" xlink:show="embed" xlink:actuate="onLoad"/></draw:frame>, where the latter matrix groups the first <draw:frame text:anchor-type="as-char" style:vertical-pos="middle" style:vertical-rel="text"><draw:object xlink:href="Formula-72/" xlink:type="simple" xlink:show="embed" xlink:actuate="onLoad"/></draw:frame> rows and columns of Equation <text:a xlink:type="simple" xlink:href="#eq:SigmaRJ" office:name=""><text:span text:style-name="Definition">4</text:span></text:a>.</text:p>
      <text:h text:style-name="Heading_20_2" text:outline-level="2">3.5 A synthetic example</text:h>
      <text:p text:style-name="First_20_paragraph">Consider the dataset of ten <text:span text:style-name="T1">40</text:span>Ar/<text:span text:style-name="T1">39</text:span>Ar-ratio measurements shown on the first row of Table 1. Assume that these measurements are associated with a 2% analytical uncertainty (i.e. <draw:frame text:anchor-type="as-char" style:vertical-pos="middle" style:vertical-rel="text"><draw:object xlink:href="Formula-73/" xlink:type="simple" xlink:show="embed" xlink:actuate="onLoad"/></draw:frame> for <draw:frame text:anchor-type="as-char" style:vertical-pos="middle" style:vertical-rel="text"><draw:object xlink:href="Formula-74/" xlink:type="simple" xlink:show="embed" xlink:actuate="onLoad"/></draw:frame>).<text:line-break/><text:span text:style-name="T2">Hierarchical error propagation</text:span><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header-rows>
          <table:table-row>
            <table:table-cell table:style-name="Table1.A1" office:value-type="string">
              <text:p text:style-name="Table_20_Heading"><draw:frame text:anchor-type="as-char" style:vertical-pos="middle" style:vertical-rel="text"><draw:object xlink:href="Formula-78/" xlink:type="simple" xlink:show="embed" xlink:actuate="onLoad"/></draw:frame></text:p>
            </table:table-cell>
            <table:table-cell table:style-name="Table1.A1" office:value-type="string">
              <text:p text:style-name="Table_20_Heading">1</text:p>
            </table:table-cell>
            <table:table-cell table:style-name="Table1.A1" office:value-type="string">
              <text:p text:style-name="Table_20_Heading">2</text:p>
            </table:table-cell>
            <table:table-cell table:style-name="Table1.A1" office:value-type="string">
              <text:p text:style-name="Table_20_Heading">3</text:p>
            </table:table-cell>
            <table:table-cell table:style-name="Table1.A1" office:value-type="string">
              <text:p text:style-name="Table_20_Heading">4</text:p>
            </table:table-cell>
            <table:table-cell table:style-name="Table1.A1" office:value-type="string">
              <text:p text:style-name="Table_20_Heading">5</text:p>
            </table:table-cell>
            <table:table-cell table:style-name="Table1.A1" office:value-type="string">
              <text:p text:style-name="Table_20_Heading">6</text:p>
            </table:table-cell>
            <table:table-cell table:style-name="Table1.A1" office:value-type="string">
              <text:p text:style-name="Table_20_Heading">7</text:p>
            </table:table-cell>
            <table:table-cell table:style-name="Table1.A1" office:value-type="string">
              <text:p text:style-name="Table_20_Heading">8</text:p>
            </table:table-cell>
            <table:table-cell table:style-name="Table1.A1" office:value-type="string">
              <text:p text:style-name="Table_20_Heading">9</text:p>
            </table:table-cell>
            <table:table-cell table:style-name="Table1.A1" office:value-type="string">
              <text:p text:style-name="Table_20_Heading">10</text:p>
            </table:table-cell>
          </table:table-row>
        </table:table-header-rows>
        <table:table-row>
          <table:table-cell table:style-name="Table1.A1" office:value-type="string">
            <text:p text:style-name="Table_20_Contents"><draw:frame text:anchor-type="as-char" style:vertical-pos="middle" style:vertical-rel="text"><draw:object xlink:href="Formula-79/" xlink:type="simple" xlink:show="embed" xlink:actuate="onLoad"/></draw:frame></text:p>
          </table:table-cell>
          <table:table-cell table:style-name="Table1.A1" office:value-type="string">
            <text:p text:style-name="Table_20_Contents">0.9847</text:p>
          </table:table-cell>
          <table:table-cell table:style-name="Table1.A1" office:value-type="string">
            <text:p text:style-name="Table_20_Contents">1.0033</text:p>
          </table:table-cell>
          <table:table-cell table:style-name="Table1.A1" office:value-type="string">
            <text:p text:style-name="Table_20_Contents">0.9996</text:p>
          </table:table-cell>
          <table:table-cell table:style-name="Table1.A1" office:value-type="string">
            <text:p text:style-name="Table_20_Contents">1.0335</text:p>
          </table:table-cell>
          <table:table-cell table:style-name="Table1.A1" office:value-type="string">
            <text:p text:style-name="Table_20_Contents">0.9953</text:p>
          </table:table-cell>
          <table:table-cell table:style-name="Table1.A1" office:value-type="string">
            <text:p text:style-name="Table_20_Contents">1.0072</text:p>
          </table:table-cell>
          <table:table-cell table:style-name="Table1.A1" office:value-type="string">
            <text:p text:style-name="Table_20_Contents">0.9625</text:p>
          </table:table-cell>
          <table:table-cell table:style-name="Table1.A1" office:value-type="string">
            <text:p text:style-name="Table_20_Contents">1.0046</text:p>
          </table:table-cell>
          <table:table-cell table:style-name="Table1.A1" office:value-type="string">
            <text:p text:style-name="Table_20_Contents">1.0006</text:p>
          </table:table-cell>
          <table:table-cell table:style-name="Table1.A1" office:value-type="string">
            <text:p text:style-name="Table_20_Contents">1.0314</text:p>
          </table:table-cell>
        </table:table-row>
        <table:table-row>
          <table:table-cell table:style-name="Table1.A1" office:value-type="string">
            <text:p text:style-name="Table_20_Contents"><draw:frame text:anchor-type="as-char" style:vertical-pos="middle" style:vertical-rel="text"><draw:object xlink:href="Formula-80/" xlink:type="simple" xlink:show="embed" xlink:actuate="onLoad"/></draw:frame></text:p>
          </table:table-cell>
          <table:table-cell table:style-name="Table1.A1" office:value-type="string">
            <text:p text:style-name="Table_20_Contents">1239.4</text:p>
          </table:table-cell>
          <table:table-cell table:style-name="Table1.A1" office:value-type="string">
            <text:p text:style-name="Table_20_Contents">1256.3</text:p>
          </table:table-cell>
          <table:table-cell table:style-name="Table1.A1" office:value-type="string">
            <text:p text:style-name="Table_20_Contents">1253.0</text:p>
          </table:table-cell>
          <table:table-cell table:style-name="Table1.A1" office:value-type="string">
            <text:p text:style-name="Table_20_Contents">1283.4</text:p>
          </table:table-cell>
          <table:table-cell table:style-name="Table1.A1" office:value-type="string">
            <text:p text:style-name="Table_20_Contents">1249.1</text:p>
          </table:table-cell>
          <table:table-cell table:style-name="Table1.A1" office:value-type="string">
            <text:p text:style-name="Table_20_Contents">1259.8</text:p>
          </table:table-cell>
          <table:table-cell table:style-name="Table1.A1" office:value-type="string">
            <text:p text:style-name="Table_20_Contents">1219.1</text:p>
          </table:table-cell>
          <table:table-cell table:style-name="Table1.A1" office:value-type="string">
            <text:p text:style-name="Table_20_Contents">1257.5</text:p>
          </table:table-cell>
          <table:table-cell table:style-name="Table1.A1" office:value-type="string">
            <text:p text:style-name="Table_20_Contents">1253.9</text:p>
          </table:table-cell>
          <table:table-cell table:style-name="Table1.A1" office:value-type="string">
            <text:p text:style-name="Table_20_Contents">1281.5</text:p>
          </table:table-cell>
        </table:table-row>
        <table:table-row>
          <table:table-cell table:style-name="Table1.A1" office:value-type="string">
            <text:p text:style-name="Table_20_Contents"><draw:frame text:anchor-type="as-char" style:vertical-pos="middle" style:vertical-rel="text"><draw:object xlink:href="Formula-81/" xlink:type="simple" xlink:show="embed" xlink:actuate="onLoad"/></draw:frame></text:p>
          </table:table-cell>
          <table:table-cell table:style-name="Table1.A1" office:value-type="string">
            <text:p text:style-name="Table_20_Contents">25.4</text:p>
          </table:table-cell>
          <table:table-cell table:style-name="Table1.A1" office:value-type="string">
            <text:p text:style-name="Table_20_Contents">25.6</text:p>
          </table:table-cell>
          <table:table-cell table:style-name="Table1.A1" office:value-type="string">
            <text:p text:style-name="Table_20_Contents">25.6</text:p>
          </table:table-cell>
          <table:table-cell table:style-name="Table1.A1" office:value-type="string">
            <text:p text:style-name="Table_20_Contents">26.0</text:p>
          </table:table-cell>
          <table:table-cell table:style-name="Table1.A1" office:value-type="string">
            <text:p text:style-name="Table_20_Contents">25.5</text:p>
          </table:table-cell>
          <table:table-cell table:style-name="Table1.A1" office:value-type="string">
            <text:p text:style-name="Table_20_Contents">25.7</text:p>
          </table:table-cell>
          <table:table-cell table:style-name="Table1.A1" office:value-type="string">
            <text:p text:style-name="Table_20_Contents">25.1</text:p>
          </table:table-cell>
          <table:table-cell table:style-name="Table1.A1" office:value-type="string">
            <text:p text:style-name="Table_20_Contents">25.6</text:p>
          </table:table-cell>
          <table:table-cell table:style-name="Table1.A1" office:value-type="string">
            <text:p text:style-name="Table_20_Contents">25.6</text:p>
          </table:table-cell>
          <table:table-cell table:style-name="Table1.A1" office:value-type="string">
            <text:p text:style-name="Table_20_Contents">26.0</text:p>
          </table:table-cell>
        </table:table-row>
      </table:table>
      <text:p text:style-name="Table">Example of 10 synthetic <text:span text:style-name="T1">40</text:span>Ar/<text:span text:style-name="T1">39</text:span>Ar measurements drawn from a population with true <text:span text:style-name="T1">40</text:span>Ar/<text:span text:style-name="T1">39</text:span>Ar=1, an irradiation parameter <draw:frame text:anchor-type="as-char" style:vertical-pos="middle" style:vertical-rel="text"><draw:object xlink:href="Formula-75/" xlink:type="simple" xlink:show="embed" xlink:actuate="onLoad"/></draw:frame> and a 2% analytical uncertainty for both <draw:frame text:anchor-type="as-char" style:vertical-pos="middle" style:vertical-rel="text"><draw:object xlink:href="Formula-76/" xlink:type="simple" xlink:show="embed" xlink:actuate="onLoad"/></draw:frame> and <draw:frame text:anchor-type="as-char" style:vertical-pos="middle" style:vertical-rel="text"><draw:object xlink:href="Formula-77/" xlink:type="simple" xlink:show="embed" xlink:actuate="onLoad"/></draw:frame>.</text:p>
      <text:p text:style-name="First_20_paragraph">The <text:span text:style-name="T1">40</text:span>Ar/<text:span text:style-name="T1">39</text:span>Ar-ages and uncertainties, given by Equations <text:a xlink:type="simple" xlink:href="#eq:ti" office:name=""><text:span text:style-name="Definition">1</text:span></text:a> and <text:a xlink:type="simple" xlink:href="#eq:sti" office:name=""><text:span text:style-name="Definition">2</text:span></text:a>, are shown on the second and third row of Table 1. The weighted mean <text:span text:style-name="T1">40</text:span>Ar/<text:span text:style-name="T1">39</text:span>Ar-ratio is <draw:frame text:anchor-type="as-char" style:vertical-pos="middle" style:vertical-rel="text"><draw:object xlink:href="Formula-82/" xlink:type="simple" xlink:show="embed" xlink:actuate="onLoad"/></draw:frame> (from Equation <text:a xlink:type="simple" xlink:href="#eq:Rbar" office:name=""><text:span text:style-name="Definition">5</text:span></text:a>) with a standard error of <draw:frame text:anchor-type="as-char" style:vertical-pos="middle" style:vertical-rel="text"><draw:object xlink:href="Formula-83/" xlink:type="simple" xlink:show="embed" xlink:actuate="onLoad"/></draw:frame> (from Equation <text:a xlink:type="simple" xlink:href="#eq:sRbar" office:name=""><text:span text:style-name="Definition">6</text:span></text:a>). Plugging these values into Equations <text:a xlink:type="simple" xlink:href="#eq:bart" office:name=""><text:span text:style-name="Definition">7</text:span></text:a> and <text:a xlink:type="simple" xlink:href="#eq:sbart" office:name=""><text:span text:style-name="Definition">8</text:span></text:a> yields a weighted mean age and error of <draw:frame text:anchor-type="as-char" style:vertical-pos="middle" style:vertical-rel="text"><draw:object xlink:href="Formula-84/" xlink:type="simple" xlink:show="embed" xlink:actuate="onLoad"/></draw:frame> and <draw:frame text:anchor-type="as-char" style:vertical-pos="middle" style:vertical-rel="text"><draw:object xlink:href="Formula-85/" xlink:type="simple" xlink:show="embed" xlink:actuate="onLoad"/></draw:frame>, respectively.<text:line-break/>Plugging <draw:frame text:anchor-type="as-char" style:vertical-pos="middle" style:vertical-rel="text"><draw:object xlink:href="Formula-86/" xlink:type="simple" xlink:show="embed" xlink:actuate="onLoad"/></draw:frame> and <draw:frame text:anchor-type="as-char" style:vertical-pos="middle" style:vertical-rel="text"><draw:object xlink:href="Formula-87/" xlink:type="simple" xlink:show="embed" xlink:actuate="onLoad"/></draw:frame> into Equation <text:a xlink:type="simple" xlink:href="#eq:MSWD" office:name=""><text:span text:style-name="Definition">11</text:span></text:a> yields a value of <draw:frame text:anchor-type="as-char" style:vertical-pos="middle" style:vertical-rel="text"><draw:object xlink:href="Formula-88/" xlink:type="simple" xlink:show="embed" xlink:actuate="onLoad"/></draw:frame>. This is close to unity and consistent with the fact that the 2% analytical uncertainty fully accounts for the scatter in the synthetic dataset. However, if we were to substitute <draw:frame text:anchor-type="as-char" style:vertical-pos="middle" style:vertical-rel="text"><draw:object xlink:href="Formula-89/" xlink:type="simple" xlink:show="embed" xlink:actuate="onLoad"/></draw:frame> and <draw:frame text:anchor-type="as-char" style:vertical-pos="middle" style:vertical-rel="text"><draw:object xlink:href="Formula-90/" xlink:type="simple" xlink:show="embed" xlink:actuate="onLoad"/></draw:frame> for <draw:frame text:anchor-type="as-char" style:vertical-pos="middle" style:vertical-rel="text"><draw:object xlink:href="Formula-91/" xlink:type="simple" xlink:show="embed" xlink:actuate="onLoad"/></draw:frame> and <draw:frame text:anchor-type="as-char" style:vertical-pos="middle" style:vertical-rel="text"><draw:object xlink:href="Formula-92/" xlink:type="simple" xlink:show="embed" xlink:actuate="onLoad"/></draw:frame> in Equation <text:a xlink:type="simple" xlink:href="#eq:MSWD" office:name=""><text:span text:style-name="Definition">11</text:span></text:a>, then we would obtain <draw:frame text:anchor-type="as-char" style:vertical-pos="middle" style:vertical-rel="text"><draw:object xlink:href="Formula-93/" xlink:type="simple" xlink:show="embed" xlink:actuate="onLoad"/></draw:frame>. In other words, the age estimates are <text:span text:style-name="T3">underdispersed</text:span> with respect to the analytical uncertainties if the random and systematic sources of uncertainty are lumped together. As explained in the previous sections, these problems can be avoided by jointly propagating all the measurements together.<text:line-break/><text:span text:style-name="T2">Joint error propagation</text:span><text:line-break/>Using Equation <text:a xlink:type="simple" xlink:href="#eq:Sigmat" office:name=""><text:span text:style-name="Definition">3</text:span></text:a> to obtain the covariance matrix of the age estimates:</text:p>
      <text:p text:style-name="Text_20_body"><draw:frame text:anchor-type="paragraph" style:vertical-pos="middle" style:vertical-rel="text"><draw:object xlink:href="Formula-94/" xlink:type="simple" xlink:show="embed" xlink:actuate="onLoad"/></draw:frame></text:p>
      <text:p text:style-name="Text_20_body">Taking the square root of the diagonal terms of <draw:frame text:anchor-type="as-char" style:vertical-pos="middle" style:vertical-rel="text"><draw:object xlink:href="Formula-95/" xlink:type="simple" xlink:show="embed" xlink:actuate="onLoad"/></draw:frame> gives exactly the same values for <draw:frame text:anchor-type="as-char" style:vertical-pos="middle" style:vertical-rel="text"><draw:object xlink:href="Formula-96/" xlink:type="simple" xlink:show="embed" xlink:actuate="onLoad"/></draw:frame> as shown in Table 1. Similarly, we can calculate the weighted mean age and its uncertainty using Equations <text:a xlink:type="simple" xlink:href="#eq:bart2" office:name=""><text:span text:style-name="Definition">9</text:span></text:a> and <text:a xlink:type="simple" xlink:href="#eq:sbart2" office:name=""><text:span text:style-name="Definition">10</text:span></text:a> instead of Equations <text:a xlink:type="simple" xlink:href="#eq:bart" office:name=""><text:span text:style-name="Definition">7</text:span></text:a> and <text:a xlink:type="simple" xlink:href="#eq:sbart" office:name=""><text:span text:style-name="Definition">8</text:span></text:a>. Doing so yields in values of <draw:frame text:anchor-type="as-char" style:vertical-pos="middle" style:vertical-rel="text"><draw:object xlink:href="Formula-97/" xlink:type="simple" xlink:show="embed" xlink:actuate="onLoad"/></draw:frame> and <draw:frame text:anchor-type="as-char" style:vertical-pos="middle" style:vertical-rel="text"><draw:object xlink:href="Formula-98/" xlink:type="simple" xlink:show="embed" xlink:actuate="onLoad"/></draw:frame>. This only differs slightly from the value obtained by hierarchical error propagation because of numerical rounding errors. Similarly, the MSWD-value obtained from Equation <text:a xlink:type="simple" xlink:href="#eq:MSWD2" office:name=""><text:span text:style-name="Definition">12</text:span></text:a> is (virtually) identical to that obtained from Equation <text:a xlink:type="simple" xlink:href="#eq:MSWD" office:name=""><text:span text:style-name="Definition">11</text:span></text:a> at <draw:frame text:anchor-type="as-char" style:vertical-pos="middle" style:vertical-rel="text"><draw:object xlink:href="Formula-99/" xlink:type="simple" xlink:show="embed" xlink:actuate="onLoad"/></draw:frame>.</text:p>
      <text:h text:style-name="Heading_20_2" text:outline-level="2">3.6 Uncertainty budget of the <text:span text:style-name="T1">40</text:span>Ar/<text:span text:style-name="T1">39</text:span>Ar method</text:h>
      <text:p text:style-name="First_20_paragraph">Sections 3.2-3.5 have shown that identical results can be obtained by hierarchical error propagation of the random and systematic uncertainties, or by jointly propagating them using matrix algebra. This is true for simple data processing steps such as age calculation and averaging. But things are not so simple for more complex operations such as radioactive decay, atmospheric argon, and Ca-, Cl- or K-interference corrections. In those cases, the matrix approach is the only practical way to keep track of all the error correlations (Vermeesch 2015).<text:line-break/>Figure 1 shows the results of a sensitivity analysis performed at the WiscAr lab using a Nu Instruments Noblesse multicollector mass spectrometer. The data processing chain for this dataset involves (1) blank correction; (2) regression to the time of gas inlet; (3) detector calibration and mass bias correction by comparison with a synthetic gas mixture of known composition (Jicha, Singer, and Sobol 2016); (4) correction of the sample and the calibration gas for the radioactive decay of <text:span text:style-name="T1">39</text:span>Ar and <text:span text:style-name="T1">37</text:span>Ar; (5) correction for interfering neutron reactions on K (on <text:span text:style-name="T1">40</text:span>Ar), Ca (on <text:span text:style-name="T1">36</text:span>Ar and <text:span text:style-name="T1">39</text:span>Ar), and Cl (on <text:span text:style-name="T1">36</text:span>Ar); (6) calculation and interpolation of the irradiation constant (<draw:frame text:anchor-type="as-char" style:vertical-pos="middle" style:vertical-rel="text"><draw:object xlink:href="Formula-100/" xlink:type="simple" xlink:show="embed" xlink:actuate="onLoad"/></draw:frame>) using a reference material of independently known age; and (7) age calculation using the <text:span text:style-name="T1">40</text:span>K decay constant and its uncertainty.<text:line-break/>All these steps involve both random and systematic errors, which are impossible to separate from each other. Thus, the hierarchical error propagation approach is not possible in this case. Joint error propagation by matrix algebra is the only option to keep track of the complex interactions between the different sources of uncertainty. By eliminating individual steps of this processing chain, Figure 1 reveals the relative effect of the different corrections. These will differ for samples of different age and composition.</text:p>
      <text:p text:style-name="FigureWithCaption"><draw:frame draw:name="img1" svg:width="100.0pt" svg:height="100.0pt"><draw:image xlink:href="Pictures/102.pdf" xlink:type="simple" xlink:show="embed" xlink:actuate="onLoad"/></draw:frame></text:p>
      <text:p text:style-name="FigureCaption">Sensitivity analysis for a single total fusion analysis of a <draw:frame text:anchor-type="as-char" style:vertical-pos="middle" style:vertical-rel="text"><draw:object xlink:href="Formula-101/" xlink:type="simple" xlink:show="embed" xlink:actuate="onLoad"/></draw:frame> sanidine crystal, showing the effect of omitting specific steps in the data processing chain on the accuracy (horizontal axis) and precision (vertical axis) of the results. The white square in the right panel shows the best age estimate using all corrections.</text:p>
      <text:p text:style-name="Text_20_body">Jicha, Brian R, Brad S Singer, and Peter Sobol. 2016. “Re-evaluation of the ages of 40 Ar/39 Ar sanidine standards and supereruptions in the western US using a Noblesse multi-collector mass spectrometer.” <text:span text:style-name="T3">Chemical Geology</text:span> 431. Elsevier: 54–66.</text:p>
      <text:p text:style-name="Text_20_body">McDougall, I., and T. M. Harrison. 1999. <text:span text:style-name="T3">Geochronology and Thermochronology by the </text:span><draw:frame text:anchor-type="as-char" style:vertical-pos="middle" style:vertical-rel="text"><draw:object xlink:href="Formula-103/" xlink:type="simple" xlink:show="embed" xlink:actuate="onLoad"/></draw:frame><text:span text:style-name="T3">Ar/</text:span><draw:frame text:anchor-type="as-char" style:vertical-pos="middle" style:vertical-rel="text"><draw:object xlink:href="Formula-104/" xlink:type="simple" xlink:show="embed" xlink:actuate="onLoad"/></draw:frame><text:span text:style-name="T3">Ar Method</text:span>. Oxford University Press, New York.</text:p>
      <text:p text:style-name="Text_20_body">McIntyre, G. A., C. Brooks, W. Compston, and A. Turek. 1966. “The Statistical Assessment of Rb-Sr Isochrons.” <text:span text:style-name="T3">Journal of Geophysical Research</text:span> 71: 5459–68.</text:p>
      <text:p text:style-name="Text_20_body">Min, Kyoungwon, Roland Mundil, Paul R Renne, and Kenneth R Ludwig. 2000. “A test for systematic errors in <draw:frame text:anchor-type="as-char" style:vertical-pos="middle" style:vertical-rel="text"><draw:object xlink:href="Formula-105/" xlink:type="simple" xlink:show="embed" xlink:actuate="onLoad"/></draw:frame>Ar/<draw:frame text:anchor-type="as-char" style:vertical-pos="middle" style:vertical-rel="text"><draw:object xlink:href="Formula-106/" xlink:type="simple" xlink:show="embed" xlink:actuate="onLoad"/></draw:frame> geochronology through comparison with U/Pb analysis of a 1.1-Ga rhyolite.” <text:span text:style-name="T3">Geochimica et Cosmochimica Acta</text:span> 64 (1). Elsevier: 73–98.</text:p>
      <text:p text:style-name="Text_20_body">Renne, Paul R, Carl C Swisher, Alan L Deino, Daniel B Karner, Thomas L Owens, and Donald J DePaolo. 1998. “Intercalibration of standards, absolute ages and uncertainties in <draw:frame text:anchor-type="as-char" style:vertical-pos="middle" style:vertical-rel="text"><draw:object xlink:href="Formula-107/" xlink:type="simple" xlink:show="embed" xlink:actuate="onLoad"/></draw:frame>Ar/<draw:frame text:anchor-type="as-char" style:vertical-pos="middle" style:vertical-rel="text"><draw:object xlink:href="Formula-108/" xlink:type="simple" xlink:show="embed" xlink:actuate="onLoad"/></draw:frame>Ar dating.” <text:span text:style-name="T3">Chemical Geology</text:span> 145 (1). Elsevier: 117–52.</text:p>
      <text:p text:style-name="Text_20_body">Vermeesch, Pieter. 2015. “Revised error propagation of <draw:frame text:anchor-type="as-char" style:vertical-pos="middle" style:vertical-rel="text"><draw:object xlink:href="Formula-109/" xlink:type="simple" xlink:show="embed" xlink:actuate="onLoad"/></draw:frame>Ar/<draw:frame text:anchor-type="as-char" style:vertical-pos="middle" style:vertical-rel="text"><draw:object xlink:href="Formula-110/" xlink:type="simple" xlink:show="embed" xlink:actuate="onLoad"/></draw:frame>Ar data, including covariances.” <text:span text:style-name="T3">Geochimica et Cosmochimica Acta</text:span> 171. Elsevier: 325–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sub>
    <mi>t</mi>
    <mi>i</mi>
  </msub>
</math>
</file>

<file path=Formula-1/content.xml><?xml version="1.0" encoding="utf-8"?>
<math xmlns="http://www.w3.org/1998/Math/MathML" display="inline">
  <mi>n</mi>
</math>
</file>

<file path=Formula-10/content.xml><?xml version="1.0" encoding="utf-8"?>
<math xmlns="http://www.w3.org/1998/Math/MathML" display="inline">
  <msub>
    <mi>R</mi>
    <mi>i</mi>
  </msub>
</math>
</file>

<file path=Formula-100/content.xml><?xml version="1.0" encoding="utf-8"?>
<math xmlns="http://www.w3.org/1998/Math/MathML" display="inline">
  <mi>J</mi>
</math>
</file>

<file path=Formula-101/content.xml><?xml version="1.0" encoding="utf-8"?>
<math xmlns="http://www.w3.org/1998/Math/MathML" display="inline">
  <mrow>
    <mn>527</mn>
    <mo>±</mo>
    <mn>2</mn>
    <mi>k</mi>
    <mi>a</mi>
    <mo stretchy="false" form="prefix">(</mo>
    <mn>1</mn>
    <mi>σ</mi>
    <mo stretchy="false" form="postfix">)</mo>
  </mrow>
</math>
</file>

<file path=Formula-103/content.xml><?xml version="1.0" encoding="utf-8"?>
<math xmlns="http://www.w3.org/1998/Math/MathML" display="inline">
  <msup>
    <mrow/>
    <mn>40</mn>
  </msup>
</math>
</file>

<file path=Formula-104/content.xml><?xml version="1.0" encoding="utf-8"?>
<math xmlns="http://www.w3.org/1998/Math/MathML" display="inline">
  <msup>
    <mrow/>
    <mn>39</mn>
  </msup>
</math>
</file>

<file path=Formula-105/content.xml><?xml version="1.0" encoding="utf-8"?>
<math xmlns="http://www.w3.org/1998/Math/MathML" display="inline">
  <msup>
    <mi/>
    <mn>40</mn>
  </msup>
</math>
</file>

<file path=Formula-106/content.xml><?xml version="1.0" encoding="utf-8"?>
<math xmlns="http://www.w3.org/1998/Math/MathML" display="inline">
  <mrow>
    <msup>
      <mi/>
      <mn>39</mn>
    </msup>
    <mi>A</mi>
    <mi>r</mi>
  </mrow>
</math>
</file>

<file path=Formula-107/content.xml><?xml version="1.0" encoding="utf-8"?>
<math xmlns="http://www.w3.org/1998/Math/MathML" display="inline">
  <msup>
    <mi/>
    <mn>40</mn>
  </msup>
</math>
</file>

<file path=Formula-108/content.xml><?xml version="1.0" encoding="utf-8"?>
<math xmlns="http://www.w3.org/1998/Math/MathML" display="inline">
  <msup>
    <mi/>
    <mn>39</mn>
  </msup>
</math>
</file>

<file path=Formula-109/content.xml><?xml version="1.0" encoding="utf-8"?>
<math xmlns="http://www.w3.org/1998/Math/MathML" display="inline">
  <msup>
    <mi/>
    <mn>40</mn>
  </msup>
</math>
</file>

<file path=Formula-11/content.xml><?xml version="1.0" encoding="utf-8"?>
<math xmlns="http://www.w3.org/1998/Math/MathML" display="inline">
  <mrow>
    <mi>s</mi>
    <mo stretchy="false" form="prefix">[</mo>
    <mi>J</mi>
    <mo stretchy="false" form="postfix">]</mo>
  </mrow>
</math>
</file>

<file path=Formula-110/content.xml><?xml version="1.0" encoding="utf-8"?>
<math xmlns="http://www.w3.org/1998/Math/MathML" display="inline">
  <msup>
    <mi/>
    <mn>39</mn>
  </msup>
</math>
</file>

<file path=Formula-12/content.xml><?xml version="1.0" encoding="utf-8"?>
<math xmlns="http://www.w3.org/1998/Math/MathML" display="inline">
  <mrow>
    <mi>s</mi>
    <mo stretchy="false" form="prefix">[</mo>
    <msub>
      <mi>R</mi>
      <mi>i</mi>
    </msub>
    <mo stretchy="false" form="postfix">]</mo>
  </mrow>
</math>
</file>

<file path=Formula-13/content.xml><?xml version="1.0" encoding="utf-8"?>
<math xmlns="http://www.w3.org/1998/Math/MathML" display="inline">
  <msub>
    <mi>t</mi>
    <mi>i</mi>
  </msub>
</math>
</file>

<file path=Formula-14/content.xml><?xml version="1.0" encoding="utf-8"?>
<math xmlns="http://www.w3.org/1998/Math/MathML" display="inline">
  <msub>
    <mi>Σ</mi>
    <mi>t</mi>
  </msub>
</math>
</file>

<file path=Formula-15/content.xml><?xml version="1.0" encoding="utf-8"?>
<math xmlns="http://www.w3.org/1998/Math/MathML" display="block">
  <mrow>
    <msub>
      <mi>Σ</mi>
      <mi>t</mi>
    </msub>
    <mo>=</mo>
    <msub>
      <mi>J</mi>
      <mi>t</mi>
    </msub>
    <mspace width="0.222em"/>
    <msub>
      <mi>Σ</mi>
      <mrow>
        <mi>R</mi>
        <mi>J</mi>
      </mrow>
    </msub>
    <mspace width="0.222em"/>
    <msub>
      <mi>J</mi>
      <mi>t</mi>
    </msub>
    <mi>′</mi>
    <mspace width="2.0em"/>
    <mo stretchy="false" form="prefix">(</mo>
    <mn>3</mn>
    <mo stretchy="false" form="postfix">)</mo>
  </mrow>
</math>
</file>

<file path=Formula-16/content.xml><?xml version="1.0" encoding="utf-8"?>
<math xmlns="http://www.w3.org/1998/Math/MathML" display="inline">
  <msub>
    <mi>Σ</mi>
    <mrow>
      <mi>R</mi>
      <mi>J</mi>
    </mrow>
  </msub>
</math>
</file>

<file path=Formula-17/content.xml><?xml version="1.0" encoding="utf-8"?>
<math xmlns="http://www.w3.org/1998/Math/MathML" display="block">
  <mrow>
    <msub>
      <mi>Σ</mi>
      <mrow>
        <mi>R</mi>
        <mi>J</mi>
      </mrow>
    </msub>
    <mo>=</mo>
    <mrow>
      <mo stretchy="true" form="prefix">[</mo>
      <mtable>
        <mtr>
          <mtd columnalign="center">
            <mi>s</mi>
            <mo stretchy="false" form="prefix">[</mo>
            <msub>
              <mi>R</mi>
              <mn>1</mn>
            </msub>
            <msup>
              <mo stretchy="false" form="postfix">]</mo>
              <mn>2</mn>
            </msup>
          </mtd>
          <mtd columnalign="center">
            <mn>0</mn>
          </mtd>
          <mtd columnalign="center">
            <mi>…</mi>
          </mtd>
          <mtd columnalign="center">
            <mn>0</mn>
          </mtd>
          <mtd columnalign="center">
            <mn>0</mn>
          </mtd>
        </mtr>
        <mtr>
          <mtd columnalign="center">
            <mn>0</mn>
          </mtd>
          <mtd columnalign="center">
            <mi>s</mi>
            <mo stretchy="false" form="prefix">[</mo>
            <msub>
              <mi>R</mi>
              <mn>2</mn>
            </msub>
            <msup>
              <mo stretchy="false" form="postfix">]</mo>
              <mn>2</mn>
            </msup>
          </mtd>
          <mtd columnalign="center">
            <mi>…</mi>
          </mtd>
          <mtd columnalign="center">
            <mn>0</mn>
          </mtd>
          <mtd columnalign="center">
            <mn>0</mn>
          </mtd>
        </mtr>
        <mtr>
          <mtd columnalign="center">
            <mi>⋮</mi>
          </mtd>
          <mtd columnalign="center">
            <mi>⋮</mi>
          </mtd>
          <mtd columnalign="center">
            <mi>⋱</mi>
          </mtd>
          <mtd columnalign="center">
            <mi>⋮</mi>
          </mtd>
          <mtd columnalign="center">
            <mi>⋮</mi>
          </mtd>
        </mtr>
        <mtr>
          <mtd columnalign="center">
            <mn>0</mn>
          </mtd>
          <mtd columnalign="center">
            <mn>0</mn>
          </mtd>
          <mtd columnalign="center">
            <mi>…</mi>
          </mtd>
          <mtd columnalign="center">
            <mi>s</mi>
            <mo stretchy="false" form="prefix">[</mo>
            <msub>
              <mi>R</mi>
              <mi>n</mi>
            </msub>
            <msup>
              <mo stretchy="false" form="postfix">]</mo>
              <mn>2</mn>
            </msup>
          </mtd>
          <mtd columnalign="center">
            <mn>0</mn>
          </mtd>
        </mtr>
        <mtr>
          <mtd columnalign="center">
            <mn>0</mn>
          </mtd>
          <mtd columnalign="center">
            <mn>0</mn>
          </mtd>
          <mtd columnalign="center">
            <mi>…</mi>
          </mtd>
          <mtd columnalign="center">
            <mn>0</mn>
          </mtd>
          <mtd columnalign="center">
            <mi>s</mi>
            <mo stretchy="false" form="prefix">[</mo>
            <mi>J</mi>
            <msup>
              <mo stretchy="false" form="postfix">]</mo>
              <mn>2</mn>
            </msup>
          </mtd>
        </mtr>
      </mtable>
      <mo stretchy="true" form="postfix">]</mo>
    </mrow>
    <mspace width="2.0em"/>
    <mo stretchy="false" form="prefix">(</mo>
    <mn>4</mn>
    <mo stretchy="false" form="postfix">)</mo>
  </mrow>
</math>
</file>

<file path=Formula-18/content.xml><?xml version="1.0" encoding="utf-8"?>
<math xmlns="http://www.w3.org/1998/Math/MathML" display="inline">
  <msub>
    <mi>R</mi>
    <mi>i</mi>
  </msub>
</math>
</file>

<file path=Formula-19/content.xml><?xml version="1.0" encoding="utf-8"?>
<math xmlns="http://www.w3.org/1998/Math/MathML" display="inline">
  <mi>J</mi>
</math>
</file>

<file path=Formula-2/content.xml><?xml version="1.0" encoding="utf-8"?>
<math xmlns="http://www.w3.org/1998/Math/MathML" display="inline">
  <mrow>
    <mn>1</mn>
    <mo>≤</mo>
    <mi>i</mi>
    <mo>≤</mo>
    <mi>n</mi>
  </mrow>
</math>
</file>

<file path=Formula-20/content.xml><?xml version="1.0" encoding="utf-8"?>
<math xmlns="http://www.w3.org/1998/Math/MathML" display="inline">
  <msub>
    <mi>J</mi>
    <mi>t</mi>
  </msub>
</math>
</file>

<file path=Formula-21/content.xml><?xml version="1.0" encoding="utf-8"?>
<math xmlns="http://www.w3.org/1998/Math/MathML" display="inline">
  <mrow>
    <msub>
      <mi>J</mi>
      <mi>t</mi>
    </msub>
    <mi>′</mi>
  </mrow>
</math>
</file>

<file path=Formula-22/content.xml><?xml version="1.0" encoding="utf-8"?>
<math xmlns="http://www.w3.org/1998/Math/MathML" display="inline">
  <msub>
    <mi>R</mi>
    <mi>i</mi>
  </msub>
</math>
</file>

<file path=Formula-23/content.xml><?xml version="1.0" encoding="utf-8"?>
<math xmlns="http://www.w3.org/1998/Math/MathML" display="inline">
  <mi>J</mi>
</math>
</file>

<file path=Formula-24/content.xml><?xml version="1.0" encoding="utf-8"?>
<math xmlns="http://www.w3.org/1998/Math/MathML" display="block">
  <mrow>
    <msub>
      <mi>J</mi>
      <mi>t</mi>
    </msub>
    <mo>=</mo>
    <mrow>
      <mo stretchy="true" form="prefix">[</mo>
      <mtable>
        <mtr>
          <mtd columnalign="center">
            <mrow>
              <mi>∂</mi>
              <msub>
                <mi>t</mi>
                <mn>1</mn>
              </msub>
            </mrow>
            <mi>/</mi>
            <mrow>
              <mi>∂</mi>
              <msub>
                <mi>R</mi>
                <mn>1</mn>
              </msub>
            </mrow>
          </mtd>
          <mtd columnalign="center">
            <mn>0</mn>
          </mtd>
          <mtd columnalign="center">
            <mi>…</mi>
          </mtd>
          <mtd columnalign="center">
            <mn>0</mn>
          </mtd>
          <mtd columnalign="center">
            <mrow>
              <mi>∂</mi>
              <msub>
                <mi>t</mi>
                <mn>1</mn>
              </msub>
            </mrow>
            <mi>/</mi>
            <mrow>
              <mi>∂</mi>
              <mi>J</mi>
            </mrow>
          </mtd>
        </mtr>
        <mtr>
          <mtd columnalign="center">
            <mn>0</mn>
          </mtd>
          <mtd columnalign="center">
            <mi>∂</mi>
            <msub>
              <mi>t</mi>
              <mn>2</mn>
            </msub>
            <mi>/</mi>
            <mi>∂</mi>
            <msub>
              <mi>R</mi>
              <mn>2</mn>
            </msub>
          </mtd>
          <mtd columnalign="center">
            <mi>…</mi>
          </mtd>
          <mtd columnalign="center">
            <mn>0</mn>
          </mtd>
          <mtd columnalign="center">
            <mrow>
              <mi>∂</mi>
              <msub>
                <mi>t</mi>
                <mn>2</mn>
              </msub>
            </mrow>
            <mi>/</mi>
            <mrow>
              <mi>∂</mi>
              <mi>J</mi>
            </mrow>
          </mtd>
        </mtr>
        <mtr>
          <mtd columnalign="center">
            <mi>⋮</mi>
          </mtd>
          <mtd columnalign="center">
            <mi>⋮</mi>
          </mtd>
          <mtd columnalign="center">
            <mi>⋱</mi>
          </mtd>
          <mtd columnalign="center">
            <mi>⋮</mi>
          </mtd>
          <mtd columnalign="center">
            <mi>⋮</mi>
          </mtd>
        </mtr>
        <mtr>
          <mtd columnalign="center">
            <mn>0</mn>
          </mtd>
          <mtd columnalign="center">
            <mn>0</mn>
          </mtd>
          <mtd columnalign="center">
            <mi>…</mi>
          </mtd>
          <mtd columnalign="center">
            <mrow>
              <mi>∂</mi>
              <msub>
                <mi>t</mi>
                <mi>n</mi>
              </msub>
            </mrow>
            <mi>/</mi>
            <mrow>
              <mi>∂</mi>
              <msub>
                <mi>R</mi>
                <mi>n</mi>
              </msub>
            </mrow>
          </mtd>
          <mtd columnalign="center">
            <mrow>
              <mi>∂</mi>
              <msub>
                <mi>t</mi>
                <mi>n</mi>
              </msub>
            </mrow>
            <mi>/</mi>
            <mrow>
              <mi>∂</mi>
              <mi>J</mi>
            </mrow>
          </mtd>
        </mtr>
      </mtable>
      <mo stretchy="true" form="postfix">]</mo>
    </mrow>
  </mrow>
</math>
</file>

<file path=Formula-25/content.xml><?xml version="1.0" encoding="utf-8"?>
<math xmlns="http://www.w3.org/1998/Math/MathML" display="inline">
  <msub>
    <mi>Σ</mi>
    <mrow>
      <mi>R</mi>
      <mi>J</mi>
    </mrow>
  </msub>
</math>
</file>

<file path=Formula-26/content.xml><?xml version="1.0" encoding="utf-8"?>
<math xmlns="http://www.w3.org/1998/Math/MathML" display="inline">
  <msub>
    <mi>Σ</mi>
    <mi>t</mi>
  </msub>
</math>
</file>

<file path=Formula-27/content.xml><?xml version="1.0" encoding="utf-8"?>
<math xmlns="http://www.w3.org/1998/Math/MathML" display="inline">
  <msub>
    <mi>t</mi>
    <mi>i</mi>
  </msub>
</math>
</file>

<file path=Formula-28/content.xml><?xml version="1.0" encoding="utf-8"?>
<math xmlns="http://www.w3.org/1998/Math/MathML" display="inline">
  <mrow>
    <mi>s</mi>
    <mo stretchy="false" form="prefix">[</mo>
    <msub>
      <mi>R</mi>
      <mi>i</mi>
    </msub>
    <mo stretchy="false" form="postfix">]</mo>
  </mrow>
</math>
</file>

<file path=Formula-29/content.xml><?xml version="1.0" encoding="utf-8"?>
<math xmlns="http://www.w3.org/1998/Math/MathML" display="inline">
  <mi>i</mi>
</math>
</file>

<file path=Formula-3/content.xml><?xml version="1.0" encoding="utf-8"?>
<math xmlns="http://www.w3.org/1998/Math/MathML" display="block">
  <mrow>
    <msub>
      <mi>t</mi>
      <mi>i</mi>
    </msub>
    <mo>=</mo>
    <mo>ln</mo>
    <mrow>
      <mo stretchy="true" form="prefix">(</mo>
      <mn>1</mn>
      <mo>+</mo>
      <mi>J</mi>
      <msub>
        <mi>R</mi>
        <mi>i</mi>
      </msub>
      <mo stretchy="true" form="postfix">)</mo>
    </mrow>
    <mi>/</mi>
    <mi>λ</mi>
    <mspace width="2.0em"/>
    <mo stretchy="false" form="prefix">(</mo>
    <mn>1</mn>
    <mo stretchy="false" form="postfix">)</mo>
  </mrow>
</math>
</file>

<file path=Formula-30/content.xml><?xml version="1.0" encoding="utf-8"?>
<math xmlns="http://www.w3.org/1998/Math/MathML" display="inline">
  <mrow>
    <mi>s</mi>
    <mo stretchy="false" form="prefix">[</mo>
    <mi>J</mi>
    <mo stretchy="false" form="postfix">]</mo>
  </mrow>
</math>
</file>

<file path=Formula-31/content.xml><?xml version="1.0" encoding="utf-8"?>
<math xmlns="http://www.w3.org/1998/Math/MathML" display="inline">
  <mi>i</mi>
</math>
</file>

<file path=Formula-32/content.xml><?xml version="1.0" encoding="utf-8"?>
<math xmlns="http://www.w3.org/1998/Math/MathML" display="inline">
  <mi>n</mi>
</math>
</file>

<file path=Formula-33/content.xml><?xml version="1.0" encoding="utf-8"?>
<math xmlns="http://www.w3.org/1998/Math/MathML" display="inline">
  <msqrt>
    <mi>n</mi>
  </msqrt>
</math>
</file>

<file path=Formula-34/content.xml><?xml version="1.0" encoding="utf-8"?>
<math xmlns="http://www.w3.org/1998/Math/MathML" display="inline">
  <mi>n</mi>
</math>
</file>

<file path=Formula-35/content.xml><?xml version="1.0" encoding="utf-8"?>
<math xmlns="http://www.w3.org/1998/Math/MathML" display="inline">
  <mover>
    <mi>R</mi>
    <mo accent="true">¯</mo>
  </mover>
</math>
</file>

<file path=Formula-36/content.xml><?xml version="1.0" encoding="utf-8"?>
<math xmlns="http://www.w3.org/1998/Math/MathML" display="block">
  <mrow>
    <mover>
      <mi>R</mi>
      <mo accent="true">¯</mo>
    </mover>
    <mo>=</mo>
    <mfrac>
      <mrow>
        <munderover>
          <mo>∑</mo>
          <mrow>
            <mi>i</mi>
            <mo>=</mo>
            <mn>1</mn>
          </mrow>
          <mi>n</mi>
        </munderover>
        <msub>
          <mi>R</mi>
          <mi>i</mi>
        </msub>
        <mi>/</mi>
        <mi>s</mi>
        <mo stretchy="false" form="prefix">[</mo>
        <msub>
          <mi>R</mi>
          <mi>i</mi>
        </msub>
        <msup>
          <mo stretchy="false" form="postfix">]</mo>
          <mn>2</mn>
        </msup>
      </mrow>
      <mrow>
        <munderover>
          <mo>∑</mo>
          <mrow>
            <mi>i</mi>
            <mo>=</mo>
            <mn>1</mn>
          </mrow>
          <mi>n</mi>
        </munderover>
        <mn>1</mn>
        <mi>/</mi>
        <mi>s</mi>
        <mo stretchy="false" form="prefix">[</mo>
        <msub>
          <mi>R</mi>
          <mi>i</mi>
        </msub>
        <msup>
          <mo stretchy="false" form="postfix">]</mo>
          <mn>2</mn>
        </msup>
      </mrow>
    </mfrac>
    <mspace width="2.0em"/>
    <mo stretchy="false" form="prefix">(</mo>
    <mn>5</mn>
    <mo stretchy="false" form="postfix">)</mo>
  </mrow>
</math>
</file>

<file path=Formula-37/content.xml><?xml version="1.0" encoding="utf-8"?>
<math xmlns="http://www.w3.org/1998/Math/MathML" display="block">
  <mrow>
    <mi>s</mi>
    <mo stretchy="false" form="prefix">[</mo>
    <mover>
      <mi>R</mi>
      <mo accent="true">¯</mo>
    </mover>
    <mo stretchy="false" form="postfix">]</mo>
    <mo>=</mo>
    <mfrac>
      <mn>1</mn>
      <msqrt>
        <mrow>
          <munderover>
            <mo>∑</mo>
            <mrow>
              <mi>i</mi>
              <mo>=</mo>
              <mn>1</mn>
            </mrow>
            <mi>n</mi>
          </munderover>
          <mn>1</mn>
          <mi>/</mi>
          <mi>s</mi>
          <mo stretchy="false" form="prefix">[</mo>
          <msub>
            <mi>R</mi>
            <mi>i</mi>
          </msub>
          <msup>
            <mo stretchy="false" form="postfix">]</mo>
            <mn>2</mn>
          </msup>
        </mrow>
      </msqrt>
    </mfrac>
    <mspace width="2.0em"/>
    <mo stretchy="false" form="prefix">(</mo>
    <mn>6</mn>
    <mo stretchy="false" form="postfix">)</mo>
  </mrow>
</math>
</file>

<file path=Formula-38/content.xml><?xml version="1.0" encoding="utf-8"?>
<math xmlns="http://www.w3.org/1998/Math/MathML" display="block">
  <mrow>
    <mover>
      <mi>t</mi>
      <mo accent="true">¯</mo>
    </mover>
    <mo>=</mo>
    <mo>ln</mo>
    <mrow>
      <mo stretchy="true" form="prefix">(</mo>
      <mn>1</mn>
      <mo>+</mo>
      <mi>J</mi>
      <mover>
        <mi>R</mi>
        <mo accent="true">¯</mo>
      </mover>
      <mo stretchy="true" form="postfix">)</mo>
    </mrow>
    <mi>/</mi>
    <mi>λ</mi>
    <mspace width="2.0em"/>
    <mo stretchy="false" form="prefix">(</mo>
    <mn>7</mn>
    <mo stretchy="false" form="postfix">)</mo>
  </mrow>
</math>
</file>

<file path=Formula-39/content.xml><?xml version="1.0" encoding="utf-8"?>
<math xmlns="http://www.w3.org/1998/Math/MathML" display="block">
  <mrow>
    <mi>s</mi>
    <mo stretchy="false" form="prefix">[</mo>
    <mover>
      <mi>t</mi>
      <mo accent="true">¯</mo>
    </mover>
    <mo stretchy="false" form="postfix">]</mo>
    <mo>=</mo>
    <mfrac>
      <msqrt>
        <mrow>
          <msup>
            <mover>
              <mi>R</mi>
              <mo accent="true">¯</mo>
            </mover>
            <mn>2</mn>
          </msup>
          <mi>s</mi>
          <mo stretchy="false" form="prefix">[</mo>
          <mi>J</mi>
          <msup>
            <mo stretchy="false" form="postfix">]</mo>
            <mn>2</mn>
          </msup>
          <mo>+</mo>
          <msup>
            <mi>J</mi>
            <mn>2</mn>
          </msup>
          <mi>s</mi>
          <mo stretchy="false" form="prefix">[</mo>
          <mover>
            <mi>R</mi>
            <mo accent="true">¯</mo>
          </mover>
          <msup>
            <mo stretchy="false" form="postfix">]</mo>
            <mn>2</mn>
          </msup>
        </mrow>
      </msqrt>
      <mrow>
        <mi>λ</mi>
        <mo stretchy="false" form="prefix">(</mo>
        <mn>1</mn>
        <mo>+</mo>
        <mi>J</mi>
        <mover>
          <mi>R</mi>
          <mo accent="true">¯</mo>
        </mover>
        <mo stretchy="false" form="postfix">)</mo>
      </mrow>
    </mfrac>
    <mspace width="2.0em"/>
    <mo stretchy="false" form="prefix">(</mo>
    <mn>8</mn>
    <mo stretchy="false" form="postfix">)</mo>
  </mrow>
</math>
</file>

<file path=Formula-4/content.xml><?xml version="1.0" encoding="utf-8"?>
<math xmlns="http://www.w3.org/1998/Math/MathML" display="inline">
  <mi>J</mi>
</math>
</file>

<file path=Formula-40/content.xml><?xml version="1.0" encoding="utf-8"?>
<math xmlns="http://www.w3.org/1998/Math/MathML" display="block">
  <mrow>
    <mover>
      <mi>t</mi>
      <mo accent="true">¯</mo>
    </mover>
    <mo>=</mo>
    <mi>s</mi>
    <mo stretchy="false" form="prefix">[</mo>
    <mover>
      <mi>t</mi>
      <mo accent="true">¯</mo>
    </mover>
    <mo stretchy="false" form="postfix">]</mo>
    <msqrt>
      <mrow>
        <mi>t</mi>
        <mspace width="0.222em"/>
        <msubsup>
          <mi>Σ</mi>
          <mi>t</mi>
          <mrow>
            <mo>−</mo>
            <mn>1</mn>
          </mrow>
        </msubsup>
        <mspace width="0.222em"/>
        <msub>
          <mn>1</mn>
          <mrow>
            <mi>n</mi>
            <mo>,</mo>
            <mn>1</mn>
          </mrow>
        </msub>
      </mrow>
    </msqrt>
    <mspace width="2.0em"/>
    <mo stretchy="false" form="prefix">(</mo>
    <mn>9</mn>
    <mo stretchy="false" form="postfix">)</mo>
  </mrow>
</math>
</file>

<file path=Formula-41/content.xml><?xml version="1.0" encoding="utf-8"?>
<math xmlns="http://www.w3.org/1998/Math/MathML" display="inline">
  <mi>t</mi>
</math>
</file>

<file path=Formula-42/content.xml><?xml version="1.0" encoding="utf-8"?>
<math xmlns="http://www.w3.org/1998/Math/MathML" display="inline">
  <mi>n</mi>
</math>
</file>

<file path=Formula-43/content.xml><?xml version="1.0" encoding="utf-8"?>
<math xmlns="http://www.w3.org/1998/Math/MathML" display="inline">
  <msub>
    <mi>t</mi>
    <mi>i</mi>
  </msub>
</math>
</file>

<file path=Formula-44/content.xml><?xml version="1.0" encoding="utf-8"?>
<math xmlns="http://www.w3.org/1998/Math/MathML" display="inline">
  <msub>
    <mn>1</mn>
    <mrow>
      <mi>n</mi>
      <mo>,</mo>
      <mn>1</mn>
    </mrow>
  </msub>
</math>
</file>

<file path=Formula-45/content.xml><?xml version="1.0" encoding="utf-8"?>
<math xmlns="http://www.w3.org/1998/Math/MathML" display="inline">
  <mi>n</mi>
</math>
</file>

<file path=Formula-46/content.xml><?xml version="1.0" encoding="utf-8"?>
<math xmlns="http://www.w3.org/1998/Math/MathML" display="inline">
  <msubsup>
    <mi>Σ</mi>
    <mi>t</mi>
    <mrow>
      <mo>−</mo>
      <mn>1</mn>
    </mrow>
  </msubsup>
</math>
</file>

<file path=Formula-47/content.xml><?xml version="1.0" encoding="utf-8"?>
<math xmlns="http://www.w3.org/1998/Math/MathML" display="inline">
  <mrow>
    <mi>s</mi>
    <mo stretchy="false" form="prefix">[</mo>
    <mover>
      <mi>t</mi>
      <mo accent="true">¯</mo>
    </mover>
    <mo stretchy="false" form="postfix">]</mo>
  </mrow>
</math>
</file>

<file path=Formula-48/content.xml><?xml version="1.0" encoding="utf-8"?>
<math xmlns="http://www.w3.org/1998/Math/MathML" display="block">
  <mrow>
    <mi>s</mi>
    <mo stretchy="false" form="prefix">[</mo>
    <mover>
      <mi>t</mi>
      <mo accent="true">¯</mo>
    </mover>
    <mo stretchy="false" form="postfix">]</mo>
    <mo>=</mo>
    <msqrt>
      <msup>
        <mrow>
          <mo stretchy="true" form="prefix">(</mo>
          <msub>
            <mn>1</mn>
            <mrow>
              <mn>1</mn>
              <mo>,</mo>
              <mi>n</mi>
            </mrow>
          </msub>
          <mspace width="0.222em"/>
          <msubsup>
            <mi>Σ</mi>
            <mi>t</mi>
            <mrow>
              <mo>−</mo>
              <mn>1</mn>
            </mrow>
          </msubsup>
          <mspace width="0.222em"/>
          <msub>
            <mn>1</mn>
            <mrow>
              <mi>n</mi>
              <mo>,</mo>
              <mn>1</mn>
            </mrow>
          </msub>
          <mo stretchy="true" form="postfix">)</mo>
        </mrow>
        <mrow>
          <mo>−</mo>
          <mn>1</mn>
        </mrow>
      </msup>
    </msqrt>
    <mspace width="2.0em"/>
    <mo stretchy="false" form="prefix">(</mo>
    <mn>10</mn>
    <mo stretchy="false" form="postfix">)</mo>
  </mrow>
</math>
</file>

<file path=Formula-49/content.xml><?xml version="1.0" encoding="utf-8"?>
<math xmlns="http://www.w3.org/1998/Math/MathML" display="inline">
  <mrow>
    <mi>M</mi>
    <mi>S</mi>
    <mi>W</mi>
    <mi>D</mi>
  </mrow>
</math>
</file>

<file path=Formula-5/content.xml><?xml version="1.0" encoding="utf-8"?>
<math xmlns="http://www.w3.org/1998/Math/MathML" display="inline">
  <msub>
    <mi>R</mi>
    <mi>i</mi>
  </msub>
</math>
</file>

<file path=Formula-50/content.xml><?xml version="1.0" encoding="utf-8"?>
<math xmlns="http://www.w3.org/1998/Math/MathML" display="inline">
  <mrow>
    <mi>M</mi>
    <mi>S</mi>
    <mi>W</mi>
    <mi>D</mi>
  </mrow>
</math>
</file>

<file path=Formula-51/content.xml><?xml version="1.0" encoding="utf-8"?>
<math xmlns="http://www.w3.org/1998/Math/MathML" display="inline">
  <mrow>
    <mi>M</mi>
    <mi>S</mi>
    <mi>W</mi>
    <mi>D</mi>
  </mrow>
</math>
</file>

<file path=Formula-52/content.xml><?xml version="1.0" encoding="utf-8"?>
<math xmlns="http://www.w3.org/1998/Math/MathML" display="inline">
  <mi>n</mi>
</math>
</file>

<file path=Formula-53/content.xml><?xml version="1.0" encoding="utf-8"?>
<math xmlns="http://www.w3.org/1998/Math/MathML" display="block">
  <mrow>
    <mi>M</mi>
    <mi>S</mi>
    <mi>W</mi>
    <mi>D</mi>
    <mo>=</mo>
    <mfrac>
      <mn>1</mn>
      <mrow>
        <mi>n</mi>
        <mo>−</mo>
        <mn>1</mn>
      </mrow>
    </mfrac>
    <munderover>
      <mo>∑</mo>
      <mrow>
        <mi>i</mi>
        <mo>=</mo>
        <mn>1</mn>
      </mrow>
      <mi>n</mi>
    </munderover>
    <mfrac>
      <mrow>
        <mo stretchy="false" form="prefix">(</mo>
        <msub>
          <mi>R</mi>
          <mi>i</mi>
        </msub>
        <mo>−</mo>
        <mover>
          <mi>R</mi>
          <mo accent="true">¯</mo>
        </mover>
        <msup>
          <mo stretchy="false" form="postfix">)</mo>
          <mn>2</mn>
        </msup>
      </mrow>
      <mrow>
        <mi>s</mi>
        <mo stretchy="false" form="prefix">[</mo>
        <msub>
          <mi>R</mi>
          <mi>i</mi>
        </msub>
        <mo stretchy="false" form="postfix">]</mo>
      </mrow>
    </mfrac>
    <mspace width="2.0em"/>
    <mo stretchy="false" form="prefix">(</mo>
    <mn>11</mn>
    <mo stretchy="false" form="postfix">)</mo>
  </mrow>
</math>
</file>

<file path=Formula-54/content.xml><?xml version="1.0" encoding="utf-8"?>
<math xmlns="http://www.w3.org/1998/Math/MathML" display="inline">
  <mrow>
    <mi>s</mi>
    <mo stretchy="false" form="prefix">[</mo>
    <msub>
      <mi>R</mi>
      <mi>i</mi>
    </msub>
    <mo stretchy="false" form="postfix">]</mo>
  </mrow>
</math>
</file>

<file path=Formula-55/content.xml><?xml version="1.0" encoding="utf-8"?>
<math xmlns="http://www.w3.org/1998/Math/MathML" display="inline">
  <mi>n</mi>
</math>
</file>

<file path=Formula-56/content.xml><?xml version="1.0" encoding="utf-8"?>
<math xmlns="http://www.w3.org/1998/Math/MathML" display="inline">
  <mrow>
    <mi>M</mi>
    <mi>S</mi>
    <mi>W</mi>
    <mi>D</mi>
    <mo>≈</mo>
    <mn>1</mn>
  </mrow>
</math>
</file>

<file path=Formula-57/content.xml><?xml version="1.0" encoding="utf-8"?>
<math xmlns="http://www.w3.org/1998/Math/MathML" display="inline">
  <mrow>
    <mi>M</mi>
    <mi>S</mi>
    <mi>W</mi>
    <mi>D</mi>
  </mrow>
</math>
</file>

<file path=Formula-58/content.xml><?xml version="1.0" encoding="utf-8"?>
<math xmlns="http://www.w3.org/1998/Math/MathML" display="inline">
  <mrow>
    <mi>M</mi>
    <mi>S</mi>
    <mi>W</mi>
    <mi>D</mi>
  </mrow>
</math>
</file>

<file path=Formula-59/content.xml><?xml version="1.0" encoding="utf-8"?>
<math xmlns="http://www.w3.org/1998/Math/MathML" display="inline">
  <msub>
    <mi>t</mi>
    <mi>i</mi>
  </msub>
</math>
</file>

<file path=Formula-6/content.xml><?xml version="1.0" encoding="utf-8"?>
<math xmlns="http://www.w3.org/1998/Math/MathML" display="inline">
  <mi>λ</mi>
</math>
</file>

<file path=Formula-60/content.xml><?xml version="1.0" encoding="utf-8"?>
<math xmlns="http://www.w3.org/1998/Math/MathML" display="inline">
  <mrow>
    <mi>M</mi>
    <mi>S</mi>
    <mi>W</mi>
    <mi>D</mi>
  </mrow>
</math>
</file>

<file path=Formula-61/content.xml><?xml version="1.0" encoding="utf-8"?>
<math xmlns="http://www.w3.org/1998/Math/MathML" display="inline">
  <mi>J</mi>
</math>
</file>

<file path=Formula-62/content.xml><?xml version="1.0" encoding="utf-8"?>
<math xmlns="http://www.w3.org/1998/Math/MathML" display="inline">
  <mi>n</mi>
</math>
</file>

<file path=Formula-63/content.xml><?xml version="1.0" encoding="utf-8"?>
<math xmlns="http://www.w3.org/1998/Math/MathML" display="inline">
  <mrow>
    <mi>M</mi>
    <mi>S</mi>
    <mi>W</mi>
    <mi>D</mi>
  </mrow>
</math>
</file>

<file path=Formula-64/content.xml><?xml version="1.0" encoding="utf-8"?>
<math xmlns="http://www.w3.org/1998/Math/MathML" display="block">
  <mrow>
    <mi>M</mi>
    <mi>S</mi>
    <mi>W</mi>
    <mi>D</mi>
    <mo>=</mo>
    <mfrac>
      <mn>1</mn>
      <mrow>
        <mi>n</mi>
        <mo>−</mo>
        <mn>1</mn>
      </mrow>
    </mfrac>
    <mo stretchy="false" form="prefix">[</mo>
    <mi>t</mi>
    <mo>−</mo>
    <mover>
      <mi>t</mi>
      <mo accent="true">¯</mo>
    </mover>
    <mo stretchy="false" form="postfix">]</mo>
    <msubsup>
      <mi>Σ</mi>
      <mi>t</mi>
      <mrow>
        <mo>−</mo>
        <mn>1</mn>
      </mrow>
    </msubsup>
    <mo stretchy="false" form="prefix">[</mo>
    <mi>t</mi>
    <mo>−</mo>
    <mover>
      <mi>t</mi>
      <mo accent="true">¯</mo>
    </mover>
    <mo stretchy="false" form="postfix">]</mo>
    <mi>′</mi>
    <mspace width="2.0em"/>
    <mo stretchy="false" form="prefix">(</mo>
    <mn>12</mn>
    <mo stretchy="false" form="postfix">)</mo>
  </mrow>
</math>
</file>

<file path=Formula-65/content.xml><?xml version="1.0" encoding="utf-8"?>
<math xmlns="http://www.w3.org/1998/Math/MathML" display="inline">
  <mrow>
    <mi>M</mi>
    <mi>S</mi>
    <mi>W</mi>
    <mi>D</mi>
  </mrow>
</math>
</file>

<file path=Formula-66/content.xml><?xml version="1.0" encoding="utf-8"?>
<math xmlns="http://www.w3.org/1998/Math/MathML" display="inline">
  <mi>t</mi>
</math>
</file>

<file path=Formula-67/content.xml><?xml version="1.0" encoding="utf-8"?>
<math xmlns="http://www.w3.org/1998/Math/MathML" display="inline">
  <mi>R</mi>
</math>
</file>

<file path=Formula-68/content.xml><?xml version="1.0" encoding="utf-8"?>
<math xmlns="http://www.w3.org/1998/Math/MathML" display="inline">
  <mover>
    <mi>t</mi>
    <mo accent="true">¯</mo>
  </mover>
</math>
</file>

<file path=Formula-69/content.xml><?xml version="1.0" encoding="utf-8"?>
<math xmlns="http://www.w3.org/1998/Math/MathML" display="inline">
  <mover>
    <mi>R</mi>
    <mo accent="true">¯</mo>
  </mover>
</math>
</file>

<file path=Formula-7/content.xml><?xml version="1.0" encoding="utf-8"?>
<math xmlns="http://www.w3.org/1998/Math/MathML" display="inline">
  <msub>
    <mi>t</mi>
    <mi>i</mi>
  </msub>
</math>
</file>

<file path=Formula-70/content.xml><?xml version="1.0" encoding="utf-8"?>
<math xmlns="http://www.w3.org/1998/Math/MathML" display="inline">
  <msub>
    <mi>Σ</mi>
    <mi>t</mi>
  </msub>
</math>
</file>

<file path=Formula-71/content.xml><?xml version="1.0" encoding="utf-8"?>
<math xmlns="http://www.w3.org/1998/Math/MathML" display="inline">
  <msub>
    <mi>Σ</mi>
    <mi>R</mi>
  </msub>
</math>
</file>

<file path=Formula-72/content.xml><?xml version="1.0" encoding="utf-8"?>
<math xmlns="http://www.w3.org/1998/Math/MathML" display="inline">
  <mi>n</mi>
</math>
</file>

<file path=Formula-73/content.xml><?xml version="1.0" encoding="utf-8"?>
<math xmlns="http://www.w3.org/1998/Math/MathML" display="inline">
  <mrow>
    <mi>s</mi>
    <mo stretchy="false" form="prefix">[</mo>
    <msub>
      <mi>R</mi>
      <mi>i</mi>
    </msub>
    <mo stretchy="false" form="postfix">]</mo>
    <mi>/</mi>
    <msub>
      <mi>R</mi>
      <mi>i</mi>
    </msub>
    <mo>=</mo>
    <mn>0.02</mn>
  </mrow>
</math>
</file>

<file path=Formula-74/content.xml><?xml version="1.0" encoding="utf-8"?>
<math xmlns="http://www.w3.org/1998/Math/MathML" display="inline">
  <mrow>
    <mn>1</mn>
    <mo>≤</mo>
    <mi>i</mi>
    <mo>≤</mo>
    <mi>n</mi>
  </mrow>
</math>
</file>

<file path=Formula-75/content.xml><?xml version="1.0" encoding="utf-8"?>
<math xmlns="http://www.w3.org/1998/Math/MathML" display="inline">
  <mrow>
    <mi>J</mi>
    <mo>=</mo>
    <mn>1</mn>
  </mrow>
</math>
</file>

<file path=Formula-76/content.xml><?xml version="1.0" encoding="utf-8"?>
<math xmlns="http://www.w3.org/1998/Math/MathML" display="inline">
  <mi>R</mi>
</math>
</file>

<file path=Formula-77/content.xml><?xml version="1.0" encoding="utf-8"?>
<math xmlns="http://www.w3.org/1998/Math/MathML" display="inline">
  <mi>J</mi>
</math>
</file>

<file path=Formula-78/content.xml><?xml version="1.0" encoding="utf-8"?>
<math xmlns="http://www.w3.org/1998/Math/MathML" display="inline">
  <mi>i</mi>
</math>
</file>

<file path=Formula-79/content.xml><?xml version="1.0" encoding="utf-8"?>
<math xmlns="http://www.w3.org/1998/Math/MathML" display="inline">
  <msub>
    <mi>R</mi>
    <mi>i</mi>
  </msub>
</math>
</file>

<file path=Formula-8/content.xml><?xml version="1.0" encoding="utf-8"?>
<math xmlns="http://www.w3.org/1998/Math/MathML" display="block">
  <mrow>
    <mi>s</mi>
    <mo stretchy="false" form="prefix">[</mo>
    <msub>
      <mi>t</mi>
      <mi>i</mi>
    </msub>
    <mo stretchy="false" form="postfix">]</mo>
    <mo>=</mo>
    <msqrt>
      <mrow>
        <msup>
          <mrow>
            <mo stretchy="true" form="prefix">(</mo>
            <mfrac>
              <mrow>
                <mi>∂</mi>
                <msub>
                  <mi>t</mi>
                  <mi>i</mi>
                </msub>
              </mrow>
              <mrow>
                <mi>∂</mi>
                <msub>
                  <mi>R</mi>
                  <mi>i</mi>
                </msub>
              </mrow>
            </mfrac>
            <mo stretchy="true" form="postfix">)</mo>
          </mrow>
          <mn>2</mn>
        </msup>
        <mi>s</mi>
        <mo stretchy="false" form="prefix">[</mo>
        <msub>
          <mi>R</mi>
          <mi>i</mi>
        </msub>
        <msup>
          <mo stretchy="false" form="postfix">]</mo>
          <mn>2</mn>
        </msup>
        <mo>+</mo>
        <msup>
          <mrow>
            <mo stretchy="true" form="prefix">(</mo>
            <mfrac>
              <mrow>
                <mi>∂</mi>
                <msub>
                  <mi>t</mi>
                  <mi>i</mi>
                </msub>
              </mrow>
              <mrow>
                <mi>∂</mi>
                <mi>J</mi>
              </mrow>
            </mfrac>
            <mo stretchy="true" form="postfix">)</mo>
          </mrow>
          <mn>2</mn>
        </msup>
        <mi>s</mi>
        <mo stretchy="false" form="prefix">[</mo>
        <mi>J</mi>
        <msup>
          <mo stretchy="false" form="postfix">]</mo>
          <mn>2</mn>
        </msup>
      </mrow>
    </msqrt>
    <mo>=</mo>
    <mi>…</mi>
    <mo>=</mo>
    <mfrac>
      <msqrt>
        <mrow>
          <msubsup>
            <mi>R</mi>
            <mi>i</mi>
            <mn>2</mn>
          </msubsup>
          <mi>s</mi>
          <mo stretchy="false" form="prefix">[</mo>
          <mi>J</mi>
          <msup>
            <mo stretchy="false" form="postfix">]</mo>
            <mn>2</mn>
          </msup>
          <mo>+</mo>
          <msup>
            <mi>J</mi>
            <mn>2</mn>
          </msup>
          <mi>s</mi>
          <mo stretchy="false" form="prefix">[</mo>
          <msub>
            <mi>R</mi>
            <mi>i</mi>
          </msub>
          <msup>
            <mo stretchy="false" form="postfix">]</mo>
            <mn>2</mn>
          </msup>
        </mrow>
      </msqrt>
      <mrow>
        <mi>λ</mi>
        <mo stretchy="false" form="prefix">(</mo>
        <mn>1</mn>
        <mo>+</mo>
        <mi>J</mi>
        <msub>
          <mi>R</mi>
          <mi>i</mi>
        </msub>
        <mo stretchy="false" form="postfix">)</mo>
      </mrow>
    </mfrac>
    <mspace width="2.0em"/>
    <mo stretchy="false" form="prefix">(</mo>
    <mn>2</mn>
    <mo stretchy="false" form="postfix">)</mo>
  </mrow>
</math>
</file>

<file path=Formula-80/content.xml><?xml version="1.0" encoding="utf-8"?>
<math xmlns="http://www.w3.org/1998/Math/MathML" display="inline">
  <msub>
    <mi>t</mi>
    <mi>i</mi>
  </msub>
</math>
</file>

<file path=Formula-81/content.xml><?xml version="1.0" encoding="utf-8"?>
<math xmlns="http://www.w3.org/1998/Math/MathML" display="inline">
  <mrow>
    <mi>s</mi>
    <mo stretchy="false" form="prefix">[</mo>
    <msub>
      <mi>t</mi>
      <mi>i</mi>
    </msub>
    <mo stretchy="false" form="postfix">]</mo>
  </mrow>
</math>
</file>

<file path=Formula-82/content.xml><?xml version="1.0" encoding="utf-8"?>
<math xmlns="http://www.w3.org/1998/Math/MathML" display="inline">
  <mrow>
    <mover>
      <mi>R</mi>
      <mo accent="true">¯</mo>
    </mover>
    <mo>=</mo>
    <mn>1.001505</mn>
  </mrow>
</math>
</file>

<file path=Formula-83/content.xml><?xml version="1.0" encoding="utf-8"?>
<math xmlns="http://www.w3.org/1998/Math/MathML" display="inline">
  <mrow>
    <mi>s</mi>
    <mo stretchy="false" form="prefix">[</mo>
    <mover>
      <mi>R</mi>
      <mo accent="true">¯</mo>
    </mover>
    <mo stretchy="false" form="postfix">]</mo>
    <mo>=</mo>
    <mn>0.000040</mn>
  </mrow>
</math>
</file>

<file path=Formula-84/content.xml><?xml version="1.0" encoding="utf-8"?>
<math xmlns="http://www.w3.org/1998/Math/MathML" display="inline">
  <mrow>
    <mover>
      <mi>t</mi>
      <mo accent="true">¯</mo>
    </mover>
    <mo>=</mo>
    <mn>1254.7</mn>
  </mrow>
</math>
</file>

<file path=Formula-85/content.xml><?xml version="1.0" encoding="utf-8"?>
<math xmlns="http://www.w3.org/1998/Math/MathML" display="inline">
  <mrow>
    <mi>s</mi>
    <mo stretchy="false" form="prefix">[</mo>
    <mover>
      <mi>t</mi>
      <mo accent="true">¯</mo>
    </mover>
    <mo stretchy="false" form="postfix">]</mo>
    <mo>=</mo>
    <mn>18.1</mn>
  </mrow>
</math>
</file>

<file path=Formula-86/content.xml><?xml version="1.0" encoding="utf-8"?>
<math xmlns="http://www.w3.org/1998/Math/MathML" display="inline">
  <msub>
    <mi>R</mi>
    <mi>i</mi>
  </msub>
</math>
</file>

<file path=Formula-87/content.xml><?xml version="1.0" encoding="utf-8"?>
<math xmlns="http://www.w3.org/1998/Math/MathML" display="inline">
  <mover>
    <mi>R</mi>
    <mo accent="true">¯</mo>
  </mover>
</math>
</file>

<file path=Formula-88/content.xml><?xml version="1.0" encoding="utf-8"?>
<math xmlns="http://www.w3.org/1998/Math/MathML" display="inline">
  <mrow>
    <mi>M</mi>
    <mi>S</mi>
    <mi>W</mi>
    <mi>D</mi>
    <mo>=</mo>
    <mn>1.06</mn>
  </mrow>
</math>
</file>

<file path=Formula-89/content.xml><?xml version="1.0" encoding="utf-8"?>
<math xmlns="http://www.w3.org/1998/Math/MathML" display="inline">
  <msub>
    <mi>R</mi>
    <mi>i</mi>
  </msub>
</math>
</file>

<file path=Formula-9/content.xml><?xml version="1.0" encoding="utf-8"?>
<math xmlns="http://www.w3.org/1998/Math/MathML" display="inline">
  <mi>J</mi>
</math>
</file>

<file path=Formula-90/content.xml><?xml version="1.0" encoding="utf-8"?>
<math xmlns="http://www.w3.org/1998/Math/MathML" display="inline">
  <mover>
    <mi>R</mi>
    <mo accent="true">¯</mo>
  </mover>
</math>
</file>

<file path=Formula-91/content.xml><?xml version="1.0" encoding="utf-8"?>
<math xmlns="http://www.w3.org/1998/Math/MathML" display="inline">
  <msub>
    <mi>t</mi>
    <mi>i</mi>
  </msub>
</math>
</file>

<file path=Formula-92/content.xml><?xml version="1.0" encoding="utf-8"?>
<math xmlns="http://www.w3.org/1998/Math/MathML" display="inline">
  <mover>
    <mi>t</mi>
    <mo accent="true">¯</mo>
  </mover>
</math>
</file>

<file path=Formula-93/content.xml><?xml version="1.0" encoding="utf-8"?>
<math xmlns="http://www.w3.org/1998/Math/MathML" display="inline">
  <mrow>
    <mi>M</mi>
    <mi>S</mi>
    <mi>W</mi>
    <mi>D</mi>
    <mo>=</mo>
    <mn>0.53</mn>
    <mo>&lt;</mo>
    <mn>1</mn>
  </mrow>
</math>
</file>

<file path=Formula-94/content.xml><?xml version="1.0" encoding="utf-8"?>
<math xmlns="http://www.w3.org/1998/Math/MathML" display="block">
  <mrow>
    <msub>
      <mi>Σ</mi>
      <mi>t</mi>
    </msub>
    <mo>=</mo>
    <mrow>
      <mo stretchy="true" form="prefix">[</mo>
      <mtable>
        <mtr>
          <mtd columnalign="center">
            <mn>644</mn>
          </mtd>
          <mtd columnalign="center">
            <mn>325</mn>
          </mtd>
          <mtd columnalign="center">
            <mn>324</mn>
          </mtd>
          <mtd columnalign="center">
            <mn>330</mn>
          </mtd>
          <mtd columnalign="center">
            <mn>324</mn>
          </mtd>
          <mtd columnalign="center">
            <mn>326</mn>
          </mtd>
          <mtd columnalign="center">
            <mn>318</mn>
          </mtd>
          <mtd columnalign="center">
            <mn>325</mn>
          </mtd>
          <mtd columnalign="center">
            <mn>325</mn>
          </mtd>
          <mtd columnalign="center">
            <mn>329</mn>
          </mtd>
        </mtr>
        <mtr>
          <mtd columnalign="center">
            <mn>325</mn>
          </mtd>
          <mtd columnalign="center">
            <mn>656</mn>
          </mtd>
          <mtd columnalign="center">
            <mn>327</mn>
          </mtd>
          <mtd columnalign="center">
            <mn>333</mn>
          </mtd>
          <mtd columnalign="center">
            <mn>327</mn>
          </mtd>
          <mtd columnalign="center">
            <mn>329</mn>
          </mtd>
          <mtd columnalign="center">
            <mn>321</mn>
          </mtd>
          <mtd columnalign="center">
            <mn>328</mn>
          </mtd>
          <mtd columnalign="center">
            <mn>328</mn>
          </mtd>
          <mtd columnalign="center">
            <mn>333</mn>
          </mtd>
        </mtr>
        <mtr>
          <mtd columnalign="center">
            <mn>324</mn>
          </mtd>
          <mtd columnalign="center">
            <mn>327</mn>
          </mtd>
          <mtd columnalign="center">
            <mn>654</mn>
          </mtd>
          <mtd columnalign="center">
            <mn>332</mn>
          </mtd>
          <mtd columnalign="center">
            <mn>326</mn>
          </mtd>
          <mtd columnalign="center">
            <mn>328</mn>
          </mtd>
          <mtd columnalign="center">
            <mn>321</mn>
          </mtd>
          <mtd columnalign="center">
            <mn>328</mn>
          </mtd>
          <mtd columnalign="center">
            <mn>327</mn>
          </mtd>
          <mtd columnalign="center">
            <mn>332</mn>
          </mtd>
        </mtr>
        <mtr>
          <mtd columnalign="center">
            <mn>330</mn>
          </mtd>
          <mtd columnalign="center">
            <mn>333</mn>
          </mtd>
          <mtd columnalign="center">
            <mn>332</mn>
          </mtd>
          <mtd columnalign="center">
            <mn>676</mn>
          </mtd>
          <mtd columnalign="center">
            <mn>332</mn>
          </mtd>
          <mtd columnalign="center">
            <mn>334</mn>
          </mtd>
          <mtd columnalign="center">
            <mn>326</mn>
          </mtd>
          <mtd columnalign="center">
            <mn>333</mn>
          </mtd>
          <mtd columnalign="center">
            <mn>332</mn>
          </mtd>
          <mtd columnalign="center">
            <mn>337</mn>
          </mtd>
        </mtr>
        <mtr>
          <mtd columnalign="center">
            <mn>324</mn>
          </mtd>
          <mtd columnalign="center">
            <mn>327</mn>
          </mtd>
          <mtd columnalign="center">
            <mn>326</mn>
          </mtd>
          <mtd columnalign="center">
            <mn>332</mn>
          </mtd>
          <mtd columnalign="center">
            <mn>651</mn>
          </mtd>
          <mtd columnalign="center">
            <mn>327</mn>
          </mtd>
          <mtd columnalign="center">
            <mn>320</mn>
          </mtd>
          <mtd columnalign="center">
            <mn>327</mn>
          </mtd>
          <mtd columnalign="center">
            <mn>326</mn>
          </mtd>
          <mtd columnalign="center">
            <mn>331</mn>
          </mtd>
        </mtr>
        <mtr>
          <mtd columnalign="center">
            <mn>326</mn>
          </mtd>
          <mtd columnalign="center">
            <mn>329</mn>
          </mtd>
          <mtd columnalign="center">
            <mn>328</mn>
          </mtd>
          <mtd columnalign="center">
            <mn>334</mn>
          </mtd>
          <mtd columnalign="center">
            <mn>327</mn>
          </mtd>
          <mtd columnalign="center">
            <mn>659</mn>
          </mtd>
          <mtd columnalign="center">
            <mn>322</mn>
          </mtd>
          <mtd columnalign="center">
            <mn>329</mn>
          </mtd>
          <mtd columnalign="center">
            <mn>328</mn>
          </mtd>
          <mtd columnalign="center">
            <mn>333</mn>
          </mtd>
        </mtr>
        <mtr>
          <mtd columnalign="center">
            <mn>318</mn>
          </mtd>
          <mtd columnalign="center">
            <mn>321</mn>
          </mtd>
          <mtd columnalign="center">
            <mn>321</mn>
          </mtd>
          <mtd columnalign="center">
            <mn>326</mn>
          </mtd>
          <mtd columnalign="center">
            <mn>320</mn>
          </mtd>
          <mtd columnalign="center">
            <mn>322</mn>
          </mtd>
          <mtd columnalign="center">
            <mn>629</mn>
          </mtd>
          <mtd columnalign="center">
            <mn>321</mn>
          </mtd>
          <mtd columnalign="center">
            <mn>321</mn>
          </mtd>
          <mtd columnalign="center">
            <mn>326</mn>
          </mtd>
        </mtr>
        <mtr>
          <mtd columnalign="center">
            <mn>325</mn>
          </mtd>
          <mtd columnalign="center">
            <mn>328</mn>
          </mtd>
          <mtd columnalign="center">
            <mn>328</mn>
          </mtd>
          <mtd columnalign="center">
            <mn>333</mn>
          </mtd>
          <mtd columnalign="center">
            <mn>327</mn>
          </mtd>
          <mtd columnalign="center">
            <mn>329</mn>
          </mtd>
          <mtd columnalign="center">
            <mn>321</mn>
          </mtd>
          <mtd columnalign="center">
            <mn>657</mn>
          </mtd>
          <mtd columnalign="center">
            <mn>328</mn>
          </mtd>
          <mtd columnalign="center">
            <mn>333</mn>
          </mtd>
        </mtr>
        <mtr>
          <mtd columnalign="center">
            <mn>325</mn>
          </mtd>
          <mtd columnalign="center">
            <mn>328</mn>
          </mtd>
          <mtd columnalign="center">
            <mn>327</mn>
          </mtd>
          <mtd columnalign="center">
            <mn>332</mn>
          </mtd>
          <mtd columnalign="center">
            <mn>326</mn>
          </mtd>
          <mtd columnalign="center">
            <mn>328</mn>
          </mtd>
          <mtd columnalign="center">
            <mn>321</mn>
          </mtd>
          <mtd columnalign="center">
            <mn>328</mn>
          </mtd>
          <mtd columnalign="center">
            <mn>654</mn>
          </mtd>
          <mtd columnalign="center">
            <mn>332</mn>
          </mtd>
        </mtr>
        <mtr>
          <mtd columnalign="center">
            <mn>329</mn>
          </mtd>
          <mtd columnalign="center">
            <mn>333</mn>
          </mtd>
          <mtd columnalign="center">
            <mn>332</mn>
          </mtd>
          <mtd columnalign="center">
            <mn>337</mn>
          </mtd>
          <mtd columnalign="center">
            <mn>331</mn>
          </mtd>
          <mtd columnalign="center">
            <mn>333</mn>
          </mtd>
          <mtd columnalign="center">
            <mn>326</mn>
          </mtd>
          <mtd columnalign="center">
            <mn>333</mn>
          </mtd>
          <mtd columnalign="center">
            <mn>332</mn>
          </mtd>
          <mtd columnalign="center">
            <mn>674</mn>
          </mtd>
        </mtr>
      </mtable>
      <mo stretchy="true" form="postfix">]</mo>
    </mrow>
  </mrow>
</math>
</file>

<file path=Formula-95/content.xml><?xml version="1.0" encoding="utf-8"?>
<math xmlns="http://www.w3.org/1998/Math/MathML" display="inline">
  <msub>
    <mi>Σ</mi>
    <mi>t</mi>
  </msub>
</math>
</file>

<file path=Formula-96/content.xml><?xml version="1.0" encoding="utf-8"?>
<math xmlns="http://www.w3.org/1998/Math/MathML" display="inline">
  <mrow>
    <mi>s</mi>
    <mo stretchy="false" form="prefix">[</mo>
    <msub>
      <mi>t</mi>
      <mi>i</mi>
    </msub>
    <mo stretchy="false" form="postfix">]</mo>
  </mrow>
</math>
</file>

<file path=Formula-97/content.xml><?xml version="1.0" encoding="utf-8"?>
<math xmlns="http://www.w3.org/1998/Math/MathML" display="inline">
  <mrow>
    <mover>
      <mi>t</mi>
      <mo accent="true">¯</mo>
    </mover>
    <mo>=</mo>
    <mn>1253.2</mn>
  </mrow>
</math>
</file>

<file path=Formula-98/content.xml><?xml version="1.0" encoding="utf-8"?>
<math xmlns="http://www.w3.org/1998/Math/MathML" display="inline">
  <mrow>
    <mi>s</mi>
    <mo stretchy="false" form="prefix">[</mo>
    <mover>
      <mi>t</mi>
      <mo accent="true">¯</mo>
    </mover>
    <mo stretchy="false" form="postfix">]</mo>
    <mo>=</mo>
    <mn>18.9</mn>
  </mrow>
</math>
</file>

<file path=Formula-99/content.xml><?xml version="1.0" encoding="utf-8"?>
<math xmlns="http://www.w3.org/1998/Math/MathML" display="inline">
  <mrow>
    <mi>M</mi>
    <mi>S</mi>
    <mi>W</mi>
    <mi>D</mi>
    <mo>=</mo>
    <mn>1.06</mn>
  </mrow>
</math>
</file>